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16D40000185BEC7D12F27.wmf"/>
  <manifest:file-entry manifest:media-type="" manifest:full-path="Pictures/200000080002543E0001C1113F6D1861.wmf"/>
  <manifest:file-entry manifest:media-type="" manifest:full-path="Pictures/200000080000D5BC0000B685DBDC688D.wmf"/>
  <manifest:file-entry manifest:media-type="" manifest:full-path="Pictures/200000080000E02C00004C2C41A87310.wmf"/>
  <manifest:file-entry manifest:media-type="" manifest:full-path="Pictures/2000000800017C8C0001001C383403D9.wmf"/>
  <manifest:file-entry manifest:media-type="" manifest:full-path="Pictures/2000000800028AB60002DA4B3DE5BA98.wmf"/>
  <manifest:file-entry manifest:media-type="" manifest:full-path="Pictures/2000000800019FE400002BED93EFA423.wmf"/>
  <manifest:file-entry manifest:media-type="" manifest:full-path="Pictures/200000080000FDF000003DB472AE3CF2.wmf"/>
  <manifest:file-entry manifest:media-type="" manifest:full-path="Pictures/2000000800012973000152463F18300E.wmf"/>
  <manifest:file-entry manifest:media-type="" manifest:full-path="Pictures/2000000800016FD50001BBB21B845D3B.wmf"/>
  <manifest:file-entry manifest:media-type="" manifest:full-path="Pictures/200000080001BC6B0001661EEA8E9F51.wmf"/>
  <manifest:file-entry manifest:media-type="" manifest:full-path="Pictures/200000080000B73F000044F0279F6DCA.wmf"/>
  <manifest:file-entry manifest:media-type="" manifest:full-path="Pictures/2000000800012E9E0001B8986198FE79.wmf"/>
  <manifest:file-entry manifest:media-type="" manifest:full-path="Pictures/200000080001C60700011D0CB4226B34.wmf"/>
  <manifest:file-entry manifest:media-type="" manifest:full-path="Pictures/200000080000A43A00003A4BA68CEDCA.wmf"/>
  <manifest:file-entry manifest:media-type="" manifest:full-path="Pictures/200000080001480B00018E8784A9ED46.wmf"/>
  <manifest:file-entry manifest:media-type="" manifest:full-path="Pictures/200000080000C5B700004CFFD663366B.wmf"/>
  <manifest:file-entry manifest:media-type="" manifest:full-path="Pictures/200000080000EA1800002D107B62502A.wmf"/>
  <manifest:file-entry manifest:media-type="" manifest:full-path="Pictures/200000080001DAB30001BC6B326A9E68.wmf"/>
  <manifest:file-entry manifest:media-type="" manifest:full-path="Pictures/200000080000BA3E00010CD2170C4076.wmf"/>
  <manifest:file-entry manifest:media-type="" manifest:full-path="Pictures/20000008000118B5000104A80CC2D94E.wmf"/>
  <manifest:file-entry manifest:media-type="" manifest:full-path="Pictures/20000008000204C400002B19D1DEDF36.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slow"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padding-top="0.128cm" fo:padding-bottom="0.128cm" fo:padding-left="0.256cm" fo:padding-right="0.256cm" fo:wrap-option="no-wrap" draw:shadow="hidden" draw:shadow-color="#808080"/>
    </style:style>
    <style:style style:name="gr2" style:family="graphic" style:parent-style-name="standard">
      <style:graphic-properties draw:stroke="solid" svg:stroke-width="0.035cm" svg:stroke-color="#bbe0e3"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 style:family="graphic" style:parent-style-name="standard">
      <style:graphic-properties draw:stroke="solid" svg:stroke-width="0.212cm" svg:stroke-color="#99cc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draw:fill-color="#bbe0e3" draw:textarea-horizontal-align="justify" draw:textarea-vertical-align="top" draw:auto-grow-height="true" fo:padding-top="0.128cm" fo:padding-bottom="0.128cm" fo:padding-left="0.256cm" fo:padding-right="0.256cm" fo:wrap-option="wrap" draw:shadow="hidden" draw:shadow-color="#808080"/>
    </style:style>
    <style:style style:name="gr5" style:family="graphic" style:parent-style-name="standard">
      <style:graphic-properties draw:stroke="solid" svg:stroke-width="0.035cm" svg:stroke-color="#333399" draw:marker-start="" draw:marker-start-width="0.14cm" draw:marker-start-center="false" draw:marker-end="" draw:marker-end-width="0.14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6" style:family="graphic" style:parent-style-name="standard">
      <style:graphic-properties draw:stroke="solid" svg:stroke-width="0.035cm" svg:stroke-color="#33cc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bbe0e3" draw:textarea-horizontal-align="left" draw:textarea-vertical-align="top" draw:auto-grow-height="true" fo:padding-top="0.127cm" fo:padding-bottom="0.127cm" fo:padding-left="0.255cm" fo:padding-right="0.255cm" fo:wrap-option="wrap" draw:shadow="hidden" draw:shadow-color="#808080"/>
    </style:style>
    <style:style style:name="gr9" style:family="graphic" style:parent-style-name="standard">
      <style:graphic-properties draw:stroke="solid" svg:stroke-width="0.071cm" svg:stroke-color="#000000" draw:marker-end="msArrowStealth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71cm" svg:stroke-color="#ff3300" draw:marker-end="msArrowStealth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141cm" svg:stroke-color="#009999" draw:marker-end="Arrowheads_20_1"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71cm" svg:stroke-color="#009999" draw:marker-end="msArrowStealth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71cm" svg:stroke-color="#33ccff" draw:marker-end="msArrowStealth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71cm" svg:stroke-color="#33ccff" draw:marker-start="" draw:marker-start-width="0.142cm" draw:marker-start-center="false" draw:marker-end="" draw:marker-end-width="0.142cm" draw:marker-end-center="false"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71cm" svg:stroke-color="#33cc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35cm" svg:stroke-color="#009999"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71cm" svg:stroke-color="#ffff66"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106cm" svg:stroke-color="#ffff66"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035cm" svg:stroke-color="#ff33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stroke="solid" svg:stroke-width="0.035cm" svg:stroke-color="#ff3300" draw:marker-end="Arrowheads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1" style:family="graphic" style:parent-style-name="standard">
      <style:graphic-properties draw:stroke="solid" svg:stroke-width="0.035cm" svg:stroke-color="#ff3300" draw:marker-end="Arrowheads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 style:family="graphic" style:parent-style-name="standard">
      <style:graphic-properties draw:stroke="solid" svg:stroke-width="0.035cm" svg:stroke-color="#ff3300" draw:marker-end="Arrowheads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 style:family="graphic" style:parent-style-name="standard">
      <style:graphic-properties draw:stroke="solid" svg:stroke-width="0.035cm" svg:stroke-color="#ff33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 style:family="graphic" style:parent-style-name="standard">
      <style:graphic-properties draw:stroke="solid" svg:stroke-width="0.035cm" svg:stroke-color="#ff33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solid" svg:stroke-width="0.035cm" svg:stroke-color="#ff33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6" style:family="graphic" style:parent-style-name="standard">
      <style:graphic-properties draw:stroke="solid" svg:stroke-width="0.035cm" svg:stroke-color="#009999"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7" style:family="graphic" style:parent-style-name="standard">
      <style:graphic-properties draw:stroke="solid" svg:stroke-width="0.035cm" svg:stroke-color="#009999"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8"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9" style:family="graphic" style:parent-style-name="standard">
      <style:graphic-properties draw:stroke="solid" svg:stroke-width="0.035cm" svg:stroke-color="#000000"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035cm" svg:stroke-color="#000000"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1" style:family="graphic" style:parent-style-name="standard">
      <style:graphic-properties draw:stroke="dash" draw:stroke-dash="Dash_20_2" svg:stroke-width="0.035cm" svg:stroke-color="#009999" draw:marker-end="Arrowheads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dash" draw:stroke-dash="Dash_20_2" svg:stroke-width="0.035cm" svg:stroke-color="#009999" draw:marker-end="Arrowheads_20_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 style:family="graphic" style:parent-style-name="standard">
      <style:graphic-properties draw:stroke="dash" draw:stroke-dash="Dash_20_3"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071cm" svg:stroke-color="#009999"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5" style:family="graphic" style:parent-style-name="standard">
      <style:graphic-properties draw:stroke="solid" svg:stroke-width="0.071cm" svg:stroke-color="#99cc00" draw:marker-end="msArrowStealth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2.92cm" fo:min-width="0cm" fo:padding-top="0.128cm" fo:padding-bottom="0.128cm" fo:padding-left="0.256cm" fo:padding-right="0.256cm" fo:wrap-option="no-wrap" draw:shadow="hidden" draw:shadow-color="#808080"/>
    </style:style>
    <style:style style:name="pr2" style:family="presentation" style:parent-style-name="Default-outline1">
      <style:graphic-properties draw:stroke="none" draw:fill="none" draw:fill-color="#bbe0e3" draw:textarea-horizontal-align="justify" draw:textarea-vertical-align="top" draw:auto-grow-height="true" draw:auto-grow-width="false" fo:min-height="12.317cm" fo:min-width="0cm" fo:padding-top="0.128cm" fo:padding-bottom="0.128cm" fo:padding-left="0.256cm" fo:padding-right="0.256cm" fo:wrap-option="no-wrap" draw:shadow="hidden" draw:shadow-color="#808080"/>
    </style:style>
    <style:style style:name="pr3" style:family="presentation" style:parent-style-name="Default-notes">
      <style:graphic-properties draw:stroke="none" draw:fill="none" draw:fill-color="#bbe0e3" draw:auto-grow-height="true" fo:min-height="11.432cm" draw:shadow="hidden" draw:shadow-color="#808080"/>
    </style:style>
    <style:style style:name="pr4" style:family="presentation" style:parent-style-name="Default-title">
      <style:graphic-properties draw:stroke="none" draw:fill="none" draw:fill-color="#bbe0e3" fo:min-height="3.177cm" draw:shadow="hidden" draw:shadow-color="#808080"/>
    </style:style>
    <style:style style:name="pr5" style:family="presentation" style:parent-style-name="Default-outline1">
      <style:graphic-properties draw:stroke="none" draw:fill="none" draw:fill-color="#bbe0e3" fo:min-height="12.574cm" draw:shadow="hidden" draw:shadow-color="#808080"/>
    </style:style>
    <style:style style:name="pr6" style:family="presentation" style:parent-style-name="Default-title">
      <style:graphic-properties draw:stroke="none" draw:fill="none" draw:fill-color="#bbe0e3" draw:textarea-horizontal-align="justify" draw:textarea-vertical-align="middle" draw:auto-grow-height="true" draw:auto-grow-width="false" fo:min-height="3.004cm" fo:min-width="0cm" fo:padding-top="0.128cm" fo:padding-bottom="0.128cm" fo:padding-left="0.256cm" fo:padding-right="0.256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952cm" fo:margin-right="0cm" fo:margin-top="0.282cm" fo:margin-bottom="0cm" text:enable-numbering="true" fo:text-indent="-0.952cm"/>
    </style:style>
    <style:style style:name="P4" style:family="paragraph">
      <style:paragraph-properties fo:margin-left="2.063cm" fo:margin-right="0cm" fo:margin-top="0.246cm" fo:margin-bottom="0cm" text:enable-numbering="true" fo:text-indent="-0.793cm"/>
    </style:style>
    <style:style style:name="P5" style:family="paragraph">
      <style:paragraph-properties fo:margin-left="3.175cm" fo:margin-right="0cm" fo:margin-top="0.211cm" fo:margin-bottom="0cm" text:enable-numbering="true" fo:text-indent="-0.635cm"/>
    </style:style>
    <style:style style:name="P6" style:family="paragraph">
      <style:paragraph-properties fo:margin-left="0.952cm" fo:margin-right="0cm" fo:text-indent="-0.952cm" style:writing-mode="lr-tb"/>
    </style:style>
    <style:style style:name="P7" style:family="paragraph">
      <style:paragraph-properties fo:margin-left="0cm" fo:margin-right="0cm" fo:text-indent="0cm"/>
    </style:style>
    <style:style style:name="P8" style:family="paragraph">
      <style:paragraph-properties fo:margin-left="0cm" fo:margin-right="0cm" fo:line-height="100%" text:enable-numbering="false" fo:text-indent="0cm" style:punctuation-wrap="simple" style:line-break="normal"/>
    </style:style>
    <style:style style:name="P9" style:family="paragraph">
      <style:paragraph-properties fo:margin-left="0cm" fo:margin-right="0cm" fo:line-height="100%" text:enable-numbering="true" fo:text-indent="0cm" style:punctuation-wrap="simple" style:line-break="normal"/>
    </style:style>
    <style:style style:name="P10" style:family="paragraph">
      <style:paragraph-properties style:writing-mode="lr-tb"/>
    </style:style>
    <style:style style:name="P11" style:family="paragraph">
      <style:paragraph-properties fo:text-align="center" style:writing-mode="lr-tb"/>
      <style:text-properties fo:font-size="24pt"/>
    </style:style>
    <style:style style:name="P12" style:family="paragraph">
      <style:paragraph-properties fo:margin-left="0.952cm" fo:margin-right="0cm" fo:text-indent="-0.952cm"/>
    </style:style>
    <style:style style:name="P13" style:family="paragraph">
      <style:paragraph-properties fo:margin-left="0.952cm" fo:margin-right="0cm" fo:margin-top="0.246cm" fo:margin-bottom="0cm" text:enable-numbering="true" fo:text-indent="-0.952cm"/>
    </style:style>
    <style:style style:name="P14" style:family="paragraph">
      <style:paragraph-properties fo:margin-left="0.952cm" fo:margin-right="0cm" fo:margin-top="0.246cm" fo:margin-bottom="0cm" text:enable-numbering="false" fo:text-indent="-0.952cm"/>
    </style:style>
    <style:style style:name="T1" style:family="text">
      <style:text-properties fo:color="#ffffff"/>
    </style:style>
    <style:style style:name="T2" style:family="text">
      <style:text-properties fo:color="#ffffff" fo:language="en" fo:country="US"/>
    </style:style>
    <style:style style:name="T3" style:family="text">
      <style:text-properties fo:color="#ffffff" style:text-position="30% 58%" fo:language="en" fo:country="US"/>
    </style:style>
    <style:style style:name="T4" style:family="text">
      <style:text-properties fo:color="#ffffff" fo:font-family="'Times New Roman'" style:font-family-generic="roman" style:font-pitch="variable" fo:font-size="36pt" fo:language="en" fo:country="US" fo:text-shadow="1pt 1pt" style:font-size-asian="36pt" style:font-size-complex="36pt"/>
    </style:style>
    <style:style style:name="T5" style:family="text">
      <style:text-properties fo:color="#ffffff" fo:font-family="'Times New Roman'" style:font-family-generic="roman" style:font-pitch="variable" fo:font-size="24pt" fo:language="en" fo:country="US" fo:font-weight="bold" style:font-size-asian="24pt" style:font-weight-asian="bold" style:font-size-complex="24pt" style:font-weight-complex="bold"/>
    </style:style>
    <style:style style:name="T6" style:family="text">
      <style:text-properties fo:color="#ffffff" fo:font-family="'Times New Roman'" style:font-family-generic="roman" style:font-pitch="variable" fo:font-size="28pt" fo:language="en" fo:country="US" fo:font-weight="bold" style:font-size-asian="28pt" style:font-weight-asian="bold" style:font-size-complex="28pt" style:font-weight-complex="bold"/>
    </style:style>
    <style:style style:name="T7" style:family="text">
      <style:text-properties fo:color="#ffffff" fo:font-family="Symbol" style:font-family-generic="roman" style:font-pitch="variable" style:font-charset="x-symbol" fo:font-size="28pt" fo:language="en" fo:country="US" fo:font-weight="bold" style:font-size-asian="28pt" style:font-weight-asian="bold" style:font-size-complex="28pt" style:font-weight-complex="bold"/>
    </style:style>
    <style:style style:name="T8" style:family="text">
      <style:text-properties fo:color="#ffffff" style:text-position="-25% 58%" fo:font-family="'Times New Roman'" style:font-family-generic="roman" style:font-pitch="variable" fo:font-size="28pt" fo:language="en" fo:country="US" fo:font-weight="bold" style:font-size-asian="28pt" style:font-weight-asian="bold" style:font-size-complex="28pt" style:font-weight-complex="bold"/>
    </style:style>
    <style:style style:name="T9" style:family="text">
      <style:text-properties fo:color="#ffffff" fo:font-family="'Times New Roman'" style:font-family-generic="roman" style:font-pitch="variable" fo:font-size="24pt" fo:font-weight="bold" style:font-size-asian="24pt" style:font-weight-asian="bold" style:font-size-complex="24pt" style:font-weight-complex="bold"/>
    </style:style>
    <style:style style:name="T10" style:family="text">
      <style:text-properties fo:color="#66ffcc" fo:font-family="'Times New Roman'" style:font-family-generic="roman" style:font-pitch="variable" fo:font-size="40pt" fo:text-shadow="1pt 1pt" fo:font-weight="bold" style:font-size-asian="40pt" style:font-weight-asian="bold" style:font-size-complex="40pt" style:font-weight-complex="bold"/>
    </style:style>
    <style:style style:name="T11" style:family="text">
      <style:text-properties fo:color="#ffff66" fo:font-family="'Times New Roman'" style:font-family-generic="roman" style:font-pitch="variable" fo:font-size="32pt" fo:language="en" fo:country="US" fo:font-weight="bold" style:font-size-asian="32pt" style:font-weight-asian="bold" style:font-size-complex="32pt" style:font-weight-complex="bold"/>
    </style:style>
    <style:style style:name="T12" style:family="text">
      <style:text-properties fo:color="#ff3300" fo:font-family="'Times New Roman'" style:font-family-generic="roman" style:font-pitch="variable" fo:font-size="32pt" fo:language="en" fo:country="US" fo:font-weight="bold" style:font-size-asian="32pt" style:font-weight-asian="bold" style:font-size-complex="32pt" style:font-weight-complex="bold"/>
    </style:style>
    <style:style style:name="T13" style:family="text">
      <style:text-properties fo:color="#ff3300" style:text-position="-25% 58%" fo:font-family="Symbol" style:font-family-generic="roman" style:font-pitch="variable" style:font-charset="x-symbol" fo:font-size="32pt" fo:language="en" fo:country="US" fo:font-weight="bold" style:font-size-asian="32pt" style:font-weight-asian="bold" style:font-size-complex="32pt" style:font-weight-complex="bold"/>
    </style:style>
    <style:style style:name="T14" style:family="text">
      <style:text-properties fo:color="#ff3300" fo:font-family="'Times New Roman'" style:font-family-generic="roman" style:font-pitch="variable" fo:font-size="24pt" fo:font-weight="bold" style:font-size-asian="24pt" style:font-weight-asian="bold" style:font-size-complex="24pt" style:font-weight-complex="bold"/>
    </style:style>
    <style:style style:name="T15" style:family="text">
      <style:text-properties fo:color="#33ccff" fo:font-family="'Times New Roman'" style:font-family-generic="roman" style:font-pitch="variable" fo:font-size="24pt" fo:font-weight="bold" style:font-size-asian="24pt" style:font-weight-asian="bold" style:font-size-complex="24pt" style:font-weight-complex="bold"/>
    </style:style>
    <style:style style:name="T16" style:family="text">
      <style:text-properties fo:color="#0066ff" fo:font-family="'Times New Roman'" style:font-family-generic="roman" style:font-pitch="variable" fo:font-size="24pt" fo:font-weight="bold" style:font-size-asian="24pt" style:font-weight-asian="bold" style:font-size-complex="24pt" style:font-weight-complex="bold"/>
    </style:style>
    <style:style style:name="T17" style:family="text">
      <style:text-properties fo:color="#ffff66" fo:font-family="'Times New Roman'" style:font-family-generic="roman" style:font-pitch="variable" fo:font-size="24pt" fo:font-weight="bold" style:font-size-asian="24pt" style:font-weight-asian="bold" style:font-size-complex="24pt" style:font-weight-complex="bold"/>
    </style:style>
    <style:style style:name="T18"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19" style:family="text">
      <style:text-properties fo:color="#ff3300" fo:font-family="Symbol" style:font-family-generic="roman" style:font-pitch="variable" style:font-charset="x-symbol" fo:font-size="24pt" fo:font-weight="bold" style:font-size-asian="24pt" style:font-weight-asian="bold" style:font-size-complex="24pt" style:font-weight-complex="bold"/>
    </style:style>
    <style:style style:name="T20" style:family="text">
      <style:text-properties fo:font-family="'Times New Roman'" style:font-family-generic="roman" style:font-pitch="variable" fo:font-size="24pt" fo:language="en" fo:country="US" fo:font-weight="bold" style:font-size-asian="24pt" style:font-weight-asian="bold" style:font-size-complex="24pt" style:font-weight-complex="bold"/>
    </style:style>
    <style:style style:name="T21" style:family="text">
      <style:text-properties fo:font-family="Symbol" style:font-family-generic="roman" style:font-pitch="variable" style:font-charset="x-symbol" fo:font-size="24pt" fo:language="en" fo:country="US" fo:font-weight="bold" style:font-size-asian="24pt" style:font-weight-asian="bold" style:font-size-complex="24pt" style:font-weight-complex="bold"/>
    </style:style>
    <style:style style:name="T22" style:family="text">
      <style:text-properties style:text-position="30% 58%" fo:font-family="Symbol" style:font-family-generic="roman" style:font-pitch="variable" style:font-charset="x-symbol" fo:font-size="24pt" fo:language="en" fo:country="US" fo:font-weight="bold" style:font-size-asian="24pt" style:font-weight-asian="bold" style:font-size-complex="24pt" style:font-weight-complex="bold"/>
    </style:style>
    <style:style style:name="T23" style:family="text">
      <style:text-properties style:text-position="30% 58%" fo:font-family="'Times New Roman'" style:font-family-generic="roman" style:font-pitch="variable" fo:font-size="24pt" fo:language="en" fo:country="US" fo:font-weight="bold" style:font-size-asian="24pt" style:font-weight-asian="bold" style:font-size-complex="24pt" style:font-weight-complex="bold"/>
    </style:style>
    <style:style style:name="T24" style:family="text">
      <style:text-properties style:text-position="30% 58%" fo:font-family="'Times New Roman'" style:font-family-generic="roman" style:font-pitch="variable" fo:font-size="24pt" fo:font-weight="bold" style:font-size-asian="24pt" style:font-weight-asian="bold" style:font-size-complex="24pt" style:font-weight-complex="bold"/>
    </style:style>
    <style:style style:name="T25" style:family="text">
      <style:text-properties fo:font-family="Symbol" style:font-family-generic="roman" style:font-pitch="variable" style:font-charset="x-symbol" fo:font-size="24pt" fo:font-weight="bold" style:font-size-asian="24pt" style:font-weight-asian="bold" style:font-size-complex="24pt" style:font-weight-complex="bold"/>
    </style:style>
    <style:style style:name="T26" style:family="text">
      <style:text-properties fo:color="#99cc00" fo:font-family="'Times New Roman'" style:font-family-generic="roman" style:font-pitch="variable" fo:font-size="24pt" fo:language="en" fo:country="US" fo:font-weight="bold" style:font-size-asian="24pt" style:font-weight-asian="bold" style:font-size-complex="24pt" style:font-weight-complex="bold"/>
    </style:style>
    <style:style style:name="T27" style:family="text">
      <style:text-properties fo:color="#ff3300" fo:font-family="'Times New Roman'" style:font-family-generic="roman" style:font-pitch="variable" fo:font-size="24pt" fo:language="en" fo:country="US" fo:font-weight="bold" style:font-size-asian="24pt" style:font-weight-asian="bold" style:font-size-complex="24pt" style:font-weight-complex="bold"/>
    </style:style>
    <style:style style:name="T28" style:family="text">
      <style:text-properties fo:color="#ffffff" fo:font-size="28pt" fo:language="en" fo:country="US" style:font-size-asian="28pt" style:font-size-complex="28pt"/>
    </style:style>
    <style:style style:name="T29" style:family="text">
      <style:text-properties fo:color="#009999" fo:font-family="'Times New Roman'" style:font-family-generic="roman" style:font-pitch="variable" fo:font-size="24pt" fo:font-weight="bold" style:font-size-asian="24pt" style:font-weight-asian="bold" style:font-size-complex="24pt" style:font-weight-complex="bold"/>
    </style:style>
    <style:style style:name="T30" style:family="text">
      <style:text-properties fo:color="#33ccff" fo:font-family="'Times New Roman'" style:font-family-generic="roman" style:font-pitch="variable" fo:font-size="24pt" fo:language="en" fo:country="US" fo:font-weight="bold" style:font-size-asian="24pt" style:font-weight-asian="bold" style:font-size-complex="24pt" style:font-weight-complex="bold"/>
    </style:style>
    <style:style style:name="T31" style:family="text">
      <style:text-properties fo:color="#33ccff" fo:font-family="Symbol" style:font-family-generic="roman" style:font-pitch="variable" style:font-charset="x-symbol" fo:font-size="24pt" fo:language="en" fo:country="US" fo:font-weight="bold" style:font-size-asian="24pt" style:font-weight-asian="bold" style:font-size-complex="24pt" style:font-weight-complex="bold"/>
    </style:style>
    <style:style style:name="T32" style:family="text">
      <style:text-properties fo:color="#33ccff" style:text-position="-25% 58%" fo:font-family="'Times New Roman'" style:font-family-generic="roman" style:font-pitch="variable" fo:font-size="24pt" fo:language="en" fo:country="US" fo:font-weight="bold" style:font-size-asian="24pt" style:font-weight-asian="bold" style:font-size-complex="24pt" style:font-weight-complex="bold"/>
    </style:style>
    <style:style style:name="T33" style:family="text">
      <style:text-properties fo:color="#ff3300" style:text-position="-25% 58%" fo:font-family="'Times New Roman'" style:font-family-generic="roman" style:font-pitch="variable" fo:font-size="24pt" fo:font-weight="bold" style:font-size-asian="24pt" style:font-weight-asian="bold" style:font-size-complex="24pt" style:font-weight-complex="bold"/>
    </style:style>
    <style:style style:name="T34" style:family="text">
      <style:text-properties fo:color="#ff3300" style:text-position="30% 58%" fo:font-family="'Times New Roman'" style:font-family-generic="roman" style:font-pitch="variable" fo:font-size="24pt" fo:font-weight="bold" style:font-size-asian="24pt" style:font-weight-asian="bold" style:font-size-complex="24pt" style:font-weight-complex="bold"/>
    </style:style>
    <style:style style:name="T35" style:family="text">
      <style:text-properties fo:color="#ffffff" fo:font-family="Symbol" style:font-family-generic="roman" style:font-pitch="variable" style:font-charset="x-symbol" fo:font-size="24pt" fo:language="en" fo:country="US" fo:font-weight="bold" style:font-size-asian="24pt" style:font-weight-asian="bold" style:font-size-complex="24pt" style:font-weight-complex="bold"/>
    </style:style>
    <style:style style:name="T36" style:family="text">
      <style:text-properties fo:color="#ffffff" style:text-position="30% 58%" fo:font-family="'Times New Roman'" style:font-family-generic="roman" style:font-pitch="variable" fo:font-size="24pt" fo:language="en" fo:country="US" fo:font-weight="bold" style:font-size-asian="24pt" style:font-weight-asian="bold" style:font-size-complex="24pt" style:font-weight-complex="bold"/>
    </style:style>
    <style:style style:name="T37" style:family="text">
      <style:text-properties fo:color="#ffffff" style:text-position="30% 58%" fo:font-family="Symbol" style:font-family-generic="roman" style:font-pitch="variable" style:font-charset="x-symbol" fo:font-size="24pt" fo:language="en" fo:country="US" fo:font-weight="bold" style:font-size-asian="24pt" style:font-weight-asian="bold" style:font-size-complex="24pt" style:font-weight-complex="bold"/>
    </style:style>
    <style:style style:name="T38" style:family="text">
      <style:text-properties fo:color="#009999" fo:font-family="'Times New Roman'" style:font-family-generic="roman" style:font-pitch="variable" fo:font-size="24pt" fo:language="en" fo:country="US" fo:font-weight="bold" style:font-size-asian="24pt" style:font-weight-asian="bold" style:font-size-complex="24pt" style:font-weight-complex="bold"/>
    </style:style>
    <style:style style:name="T39" style:family="text">
      <style:text-properties fo:color="#ffff66" fo:font-family="'Times New Roman'" style:font-family-generic="roman" style:font-pitch="variable" fo:font-size="24pt" fo:language="en" fo:country="US" fo:font-weight="bold" style:font-size-asian="24pt" style:font-weight-asian="bold" style:font-size-complex="24pt" style:font-weight-complex="bold"/>
    </style:style>
    <style:style style:name="T40" style:family="text">
      <style:text-properties fo:color="#ffff66" fo:font-family="'Times New Roman'" style:font-family-generic="roman" style:font-pitch="variable" fo:font-size="28pt" fo:language="en" fo:country="US" fo:font-weight="bold" style:font-size-asian="28pt" style:font-weight-asian="bold" style:font-size-complex="28pt" style:font-weight-complex="bold"/>
    </style:style>
    <style:style style:name="T41" style:family="text">
      <style:text-properties fo:color="#ffff66" fo:font-family="Symbol" style:font-family-generic="roman" style:font-pitch="variable" style:font-charset="x-symbol" fo:font-size="28pt" fo:language="en" fo:country="US" fo:font-weight="bold" style:font-size-asian="28pt" style:font-weight-asian="bold" style:font-size-complex="28pt" style:font-weight-complex="bold"/>
    </style:style>
    <style:style style:name="T42" style:family="text">
      <style:text-properties fo:color="#33ccff" fo:font-family="'Times New Roman'" style:font-family-generic="roman" style:font-pitch="variable" fo:font-size="32pt" fo:language="en" fo:country="US" fo:font-weight="bold" style:font-size-asian="32pt" style:font-weight-asian="bold" style:font-size-complex="32pt" style:font-weight-complex="bold"/>
    </style:style>
    <style:style style:name="T43" style:family="text">
      <style:text-properties fo:color="#ff3300" style:text-position="-25% 58%" fo:font-family="'Times New Roman'" style:font-family-generic="roman" style:font-pitch="variable" fo:font-size="32pt" fo:language="en" fo:country="US" fo:font-weight="bold" style:font-size-asian="32pt" style:font-weight-asian="bold" style:font-size-complex="32pt" style:font-weight-complex="bold"/>
    </style:style>
    <style:style style:name="T44" style:family="text">
      <style:text-properties fo:color="#ffffff" fo:font-family="'Times New Roman'" style:font-family-generic="roman" style:font-pitch="variable" fo:font-size="32pt" fo:language="en" fo:country="US" fo:font-weight="bold" style:font-size-asian="32pt" style:font-weight-asian="bold" style:font-size-complex="32pt" style:font-weight-complex="bold"/>
    </style:style>
    <style:style style:name="T45" style:family="text">
      <style:text-properties fo:color="#66ffff" fo:font-family="'Times New Roman'" style:font-family-generic="roman" style:font-pitch="variable" fo:font-size="28pt" fo:language="en" fo:country="US" fo:font-weight="bold" style:font-size-asian="28pt" style:font-weight-asian="bold" style:font-size-complex="28pt" style:font-weight-complex="bold"/>
    </style:style>
    <style:style style:name="T46" style:family="text">
      <style:text-properties fo:color="#ff3300" fo:font-family="'Times New Roman'" style:font-family-generic="roman" style:font-pitch="variable" fo:font-size="28pt" fo:language="en" fo:country="US" fo:font-weight="bold" style:font-size-asian="28pt" style:font-weight-asian="bold" style:font-size-complex="28pt" style:font-weight-complex="bold"/>
    </style:style>
    <style:style style:name="T47" style:family="text">
      <style:text-properties fo:font-family="'Times New Roman'" style:font-family-generic="roman" style:font-pitch="variable" fo:font-size="28pt" fo:language="en" fo:country="US" fo:font-weight="bold" style:font-size-asian="28pt" style:font-weight-asian="bold" style:font-size-complex="28pt" style:font-weight-complex="bold"/>
    </style:style>
    <style:style style:name="T48" style:family="text">
      <style:text-properties fo:color="#66ffff" fo:font-family="'Times New Roman'" style:font-family-generic="roman" style:font-pitch="variable" fo:font-size="32pt" fo:language="en" fo:country="US" fo:font-weight="bold" style:font-size-asian="32pt" style:font-weight-asian="bold" style:font-size-complex="32pt" style:font-weight-complex="bold"/>
    </style:style>
    <style:style style:name="T49" style:family="text">
      <style:text-properties fo:color="#ffff66" style:text-position="-25% 58%" fo:font-family="'Times New Roman'" style:font-family-generic="roman" style:font-pitch="variable" fo:font-size="32pt" fo:language="en" fo:country="US" fo:font-weight="bold" style:font-size-asian="32pt" style:font-weight-asian="bold" style:font-size-complex="32pt" style:font-weight-complex="bold"/>
    </style:style>
    <style:style style:name="T50" style:family="text">
      <style:text-properties fo:color="#ffff66" fo:font-family="Symbol" style:font-family-generic="roman" style:font-pitch="variable" style:font-charset="x-symbol" fo:font-size="32pt" fo:language="en" fo:country="US" fo:font-weight="bold" style:font-size-asian="32pt" style:font-weight-asian="bold" style:font-size-complex="32pt" style:font-weight-complex="bold"/>
    </style:style>
    <style:style style:name="T51" style:family="text">
      <style:text-properties fo:color="#ffff66" fo:font-family="'Times New Roman'" style:font-family-generic="roman" style:font-pitch="variable" fo:font-size="20pt" fo:font-weight="bold" style:font-size-asian="20pt" style:font-weight-asian="bold" style:font-size-complex="20pt" style:font-weight-complex="bold"/>
    </style:style>
    <style:style style:name="T52" style:family="text">
      <style:text-properties fo:color="#009999" fo:font-family="Symbol" style:font-family-generic="roman" style:font-pitch="variable" style:font-charset="x-symbol" fo:font-size="24pt" fo:font-weight="bold" style:font-size-asian="24pt" style:font-weight-asian="bold" style:font-size-complex="24pt" style:font-weight-complex="bold"/>
    </style:style>
    <style:style style:name="T53" style:family="text">
      <style:text-properties fo:font-family="'Times New Roman'" style:font-family-generic="roman" style:font-pitch="variable" fo:font-size="20pt" fo:language="en" fo:country="US" fo:font-weight="bold" style:font-size-asian="20pt" style:font-weight-asian="bold" style:font-size-complex="20pt" style:font-weight-complex="bold"/>
    </style:style>
    <style:style style:name="T54" style:family="text">
      <style:text-properties fo:font-family="Symbol" style:font-family-generic="roman" style:font-pitch="variable" style:font-charset="x-symbol" fo:font-size="20pt" fo:language="en" fo:country="US" fo:font-weight="bold" style:font-size-asian="20pt" style:font-weight-asian="bold" style:font-size-complex="20pt" style:font-weight-complex="bold"/>
    </style:style>
    <style:style style:name="T55" style:family="text">
      <style:text-properties style:text-position="30% 58%" fo:font-family="'Times New Roman'" style:font-family-generic="roman" style:font-pitch="variable" fo:font-size="20pt" fo:language="en" fo:country="US" fo:font-weight="bold" style:font-size-asian="20pt" style:font-weight-asian="bold" style:font-size-complex="20pt" style:font-weight-complex="bold"/>
    </style:style>
    <style:style style:name="T56" style:family="text">
      <style:text-properties fo:color="#bbe0e3" fo:font-family="'Times New Roman'" style:font-family-generic="roman" style:font-pitch="variable" fo:font-size="16pt" fo:font-weight="bold" style:font-size-asian="16pt" style:font-weight-asian="bold" style:font-size-complex="16pt" style:font-weight-complex="bold"/>
    </style:style>
    <style:style style:name="T57" style:family="text">
      <style:text-properties fo:color="#bbe0e3" style:text-position="30% 58%" fo:font-family="'Times New Roman'" style:font-family-generic="roman" style:font-pitch="variable" fo:font-size="16pt" fo:font-weight="bold" style:font-size-asian="16pt" style:font-weight-asian="bold" style:font-size-complex="16pt" style:font-weight-complex="bold"/>
    </style:style>
    <style:style style:name="T58" style:family="text">
      <style:text-properties fo:color="#bbe0e3" style:text-position="-25% 58%" fo:font-family="'Times New Roman'" style:font-family-generic="roman" style:font-pitch="variable" fo:font-size="16pt" fo:font-weight="bold" style:font-size-asian="16pt" style:font-weight-asian="bold" style:font-size-complex="16pt" style:font-weight-complex="bold"/>
    </style:style>
    <style:style style:name="T59" style:family="text">
      <style:text-properties fo:font-family="'Times New Roman'" style:font-family-generic="roman" style:font-pitch="variable" fo:font-weight="bold" style:font-weight-asian="bold" style:font-weight-complex="bold"/>
    </style:style>
    <style:style style:name="T60" style:family="text">
      <style:text-properties fo:font-family="'Times New Roman'" style:font-family-generic="roman" style:font-pitch="variable" fo:language="en" fo:country="US" fo:font-weight="bold" style:font-weight-asian="bold" style:font-weight-complex="bold"/>
    </style:style>
    <style:style style:name="T61" style:family="text">
      <style:text-properties fo:color="#bbe0e3" fo:font-family="'Times New Roman'" style:font-family-generic="roman" style:font-pitch="variable" fo:font-size="24pt" fo:language="en" fo:country="US" fo:font-weight="bold" style:font-size-asian="24pt" style:font-weight-asian="bold" style:font-size-complex="24pt" style:font-weight-complex="bold"/>
    </style:style>
    <style:style style:name="T62" style:family="text">
      <style:text-properties fo:color="#bbe0e3" fo:font-family="Symbol" style:font-family-generic="roman" style:font-pitch="variable" style:font-charset="x-symbol" fo:font-size="24pt" fo:language="en" fo:country="US" fo:font-weight="bold" style:font-size-asian="24pt" style:font-weight-asian="bold" style:font-size-complex="24pt" style:font-weight-complex="bold"/>
    </style:style>
    <style:style style:name="T63" style:family="text">
      <style:text-properties fo:color="#ff3300" fo:font-family="'Times New Roman'" style:font-family-generic="roman" style:font-pitch="variable" fo:font-size="32pt" fo:language="en" fo:country="US" fo:text-shadow="1pt 1pt" fo:font-weight="bold" style:font-size-asian="32pt" style:font-weight-asian="bold" style:font-size-complex="32pt" style:font-weight-complex="bold"/>
    </style:style>
    <style:style style:name="T64" style:family="text">
      <style:text-properties fo:color="#ff3300" style:text-position="-25% 58%" fo:font-family="'Times New Roman'" style:font-family-generic="roman" style:font-pitch="variable" fo:font-size="24pt" fo:language="en" fo:country="US" fo:font-weight="bold" style:font-size-asian="24pt" style:font-weight-asian="bold" style:font-size-complex="24pt" style:font-weight-complex="bold"/>
    </style:style>
    <style:style style:name="T65" style:family="text">
      <style:text-properties fo:color="#99cc00" style:text-position="-25% 58%" fo:font-family="'Times New Roman'" style:font-family-generic="roman" style:font-pitch="variable" fo:font-size="24pt" fo:language="en" fo:country="US" fo:font-weight="bold" style:font-size-asian="24pt" style:font-weight-asian="bold" style:font-size-complex="24pt" style:font-weight-complex="bold"/>
    </style:style>
    <style:style style:name="T66" style:family="text">
      <style:text-properties fo:color="#99cc00" fo:font-family="'Times New Roman'" style:font-family-generic="roman" style:font-pitch="variable" fo:font-size="24pt" fo:font-weight="bold" style:font-size-asian="24pt" style:font-weight-asian="bold" style:font-size-complex="24pt" style:font-weight-complex="bold"/>
    </style:style>
    <style:style style:name="T67" style:family="text">
      <style:text-properties fo:color="#33ccff" style:text-position="-25% 58%" fo:font-family="'Times New Roman'" style:font-family-generic="roman" style:font-pitch="variable" fo:font-size="32pt" fo:language="en" fo:country="US" fo:font-weight="bold" style:font-size-asian="32pt" style:font-weight-asian="bold" style:font-size-complex="32pt" style:font-weight-complex="bold"/>
    </style:style>
    <style:style style:name="T68" style:family="text">
      <style:text-properties fo:color="#33ccff" fo:font-family="Symbol" style:font-family-generic="roman" style:font-pitch="variable" style:font-charset="x-symbol" fo:font-size="32pt" fo:language="en" fo:country="US" fo:font-weight="bold" style:font-size-asian="32pt" style:font-weight-asian="bold" style:font-size-complex="32pt" style:font-weight-complex="bold"/>
    </style:style>
    <style:style style:name="T69" style:family="text">
      <style:text-properties fo:color="#ff3300" fo:font-family="Symbol" style:font-family-generic="roman" style:font-pitch="variable" style:font-charset="x-symbol" fo:font-size="32pt" fo:language="en" fo:country="US" fo:font-weight="bold" style:font-size-asian="32pt" style:font-weight-asian="bold" style:font-size-complex="32pt" style:font-weight-complex="bold"/>
    </style:style>
    <style:style style:name="T70" style:family="text">
      <style:text-properties fo:color="#ffffff" style:text-position="-25% 58%" fo:font-family="'Times New Roman'" style:font-family-generic="roman" style:font-pitch="variable" fo:font-size="24pt" fo:language="en" fo:country="US" fo:font-weight="bold" style:font-size-asian="24pt" style:font-weight-asian="bold" style:font-size-complex="24pt" style:font-weight-complex="bold"/>
    </style:style>
    <style:style style:name="T71" style:family="text">
      <style:text-properties fo:color="#ffffff" fo:font-family="Symbol" style:font-family-generic="roman" style:font-pitch="variable" style:font-charset="x-symbol" fo:font-size="24pt" fo:font-weight="bold" style:font-size-asian="24pt" style:font-weight-asian="bold" style:font-size-complex="24pt" style:font-weight-complex="bold"/>
    </style:style>
    <style:style style:name="T72" style:family="text">
      <style:text-properties fo:color="#ffffff" fo:font-family="'Times New Roman'" style:font-family-generic="roman" style:font-pitch="variable" fo:font-size="28pt" fo:font-weight="bold" style:font-size-asian="28pt" style:font-weight-asian="bold" style:font-size-complex="28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Times New Roman'" style:font-family-generic="roman" style:font-pitch="variable" fo:color="#ffff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Times New Roman'" style:font-family-generic="roman" style:font-pitch="variable" fo:color="#ff33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Symbol" style:font-family-generic="roman" style:font-pitch="variable" style:font-charset="x-symbol" fo:color="#ff33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text-properties fo:font-family="'Times New Roman'" style:font-family-generic="roman" style:font-pitch="variable" fo:color="#66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Times New Roman'" style:font-family-generic="roman" style:font-pitch="variable" fo:color="#33cc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Tuesday, September 12" draw:style-name="dp1" draw:master-page-name="Default"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p text:style-name="P1"><text:span text:style-name="T1">Tuesday, September 11</text:span></text:p>
          </draw:text-box>
        </draw:frame>
        <draw:frame presentation:style-name="pr2" draw:text-style-name="P6" draw:layer="layout" svg:width="22.86cm" svg:height="12.573cm" svg:x="1.27cm" svg:y="4.445cm" presentation:class="outline" presentation:user-transformed="true">
          <draw:text-box>
            <text:list text:style-name="L2">
              <text:list-item>
                <text:p text:style-name="P3"><text:span text:style-name="T2">Homework due Tuesday, September 18</text:span><text:span text:style-name="T3">th</text:span></text:p>
              </text:list-item>
            </text:list>
            <text:list text:style-name="L2">
              <text:list-item>
                <text:p text:style-name="P3"><text:span text:style-name="T2">Outline:</text:span></text:p>
              </text:list-item>
            </text:list>
            <text:list text:style-name="L3">
              <text:list-item>
                <text:list>
                  <text:list-item>
                    <text:p text:style-name="P4"><text:span text:style-name="T2">Airmass</text:span></text:p>
                  </text:list-item>
                </text:list>
              </text:list-item>
            </text:list>
            <text:list text:style-name="L3">
              <text:list-item>
                <text:list>
                  <text:list-item>
                    <text:p text:style-name="P4"><text:span text:style-name="T2">Magnitudes</text:span></text:p>
                  </text:list-item>
                </text:list>
              </text:list-item>
            </text:list>
            <text:list text:style-name="L3">
              <text:list-item>
                <text:list>
                  <text:list-item>
                    <text:p text:style-name="P4"><text:span text:style-name="T2">Types of Spectra</text:span></text:p>
                  </text:list-item>
                </text:list>
              </text:list-item>
            </text:list>
            <text:list text:style-name="L4">
              <text:list-item>
                <text:list>
                  <text:list-item>
                    <text:list>
                      <text:list-item>
                        <text:p text:style-name="P5"><text:span text:style-name="T2">Blackbody</text:span></text:p>
                      </text:list-item>
                    </text:list>
                  </text:list-item>
                </text:list>
              </text:list-item>
            </text:list>
            <text:list text:style-name="L4">
              <text:list-item>
                <text:list>
                  <text:list-item>
                    <text:list>
                      <text:list-item>
                        <text:p text:style-name="P5"><text:span text:style-name="T2">Emission Line</text:span></text:p>
                      </text:list-item>
                    </text:list>
                  </text:list-item>
                </text:list>
              </text:list-item>
            </text:list>
          </draw:text-box>
        </draw:frame>
        <presentation:notes draw:style-name="dp2">
          <draw:page-thumbnail draw:layer="layout" svg:width="12.692cm" svg:height="9.517cm" svg:x="3.179cm" svg:y="1.909cm" draw:page-number="1"/>
          <draw:frame presentation:style-name="pr3" draw:text-style-name="P7" draw:layer="layout" svg:width="15.24cm" svg:height="11.432cm" svg:x="1.905cm" svg:y="12.065cm" presentation:class="notes" presentation:placeholder="true">
            <draw:text-box/>
          </draw:frame>
        </presentation:notes>
      </draw:page>
      <draw:page draw:name="page2" draw:style-name="dp3" draw:master-page-name="Default">
        <office:forms form:automatic-focus="false" form:apply-design-mode="false"/>
        <draw:custom-shape draw:style-name="gr1" draw:text-style-name="P10" draw:layer="layout" svg:width="22.648cm" svg:height="14.654cm" svg:x="1.27cm" svg:y="0.423cm">
          <text:list text:style-name="L5">
            <text:list-item>
              <text:p text:style-name="P8"><text:span text:style-name="T4"><text:s text:c="3"/></text:span><text:span text:style-name="T4">Photometry Basics:</text:span></text:p>
            </text:list-item>
          </text:list>
          <text:list text:style-name="L5">
            <text:list-item>
              <text:p text:style-name="P8"><text:span text:style-name="T4"/></text:p>
            </text:list-item>
          </text:list>
          <text:list text:style-name="L5">
            <text:list-item>
              <text:p text:style-name="P9"><text:span text:style-name="T5"><text:s text:c="3"/></text:span><text:span text:style-name="T5">Vega magnitudes: <text:s text:c="2"/></text:span></text:p>
            </text:list-item>
          </text:list>
          <text:list text:style-name="L5">
            <text:list-item>
              <text:p text:style-name="P8"><text:span text:style-name="T5"/></text:p>
            </text:list-item>
          </text:list>
          <text:list text:style-name="L5">
            <text:list-item>
              <text:p text:style-name="P8"><text:span text:style-name="T5"><text:s text:c="14"/></text:span><text:span text:style-name="T6">m(</text:span><text:span text:style-name="T7"></text:span><text:span text:style-name="T6">) = -2.5 log [F(</text:span><text:span text:style-name="T7"></text:span><text:span text:style-name="T6">) / F</text:span><text:span text:style-name="T8">Vega</text:span><text:span text:style-name="T6">(</text:span><text:span text:style-name="T7"></text:span><text:span text:style-name="T6">)]</text:span></text:p>
            </text:list-item>
          </text:list>
          <text:list text:style-name="L5">
            <text:list-item>
              <text:p text:style-name="P8"><text:span text:style-name="T5"><text:s/></text:span></text:p>
            </text:list-item>
          </text:list>
          <text:list text:style-name="L5">
            <text:list-item>
              <text:p text:style-name="P8"><text:span text:style-name="T5"><text:s text:c="8"/></text:span><text:span text:style-name="T6">F(</text:span><text:span text:style-name="T7"></text:span><text:span text:style-name="T6">) <text:s/>= <text:s/>Counts on source</text:span></text:p>
            </text:list-item>
          </text:list>
          <text:list text:style-name="L5">
            <text:list-item>
              <text:p text:style-name="P8"><text:span text:style-name="T6"><text:s/></text:span><text:span text:style-name="T6">F</text:span><text:span text:style-name="T8">Vega</text:span><text:span text:style-name="T6">(</text:span><text:span text:style-name="T7"></text:span><text:span text:style-name="T6">) <text:s/>= <text:s/>Counts on Vega</text:span></text:p>
            </text:list-item>
          </text:list>
          <text:list text:style-name="L5">
            <text:list-item>
              <text:p text:style-name="P8"><text:span text:style-name="T5"/></text:p>
            </text:list-item>
          </text:list>
          <text:list text:style-name="L5">
            <text:list-item>
              <text:p text:style-name="P8"><text:span text:style-name="T5"/></text:p>
            </text:list-item>
          </text:list>
          <text:list text:style-name="L5">
            <text:list-item>
              <text:p text:style-name="P8"><text:span text:style-name="T5">Airmass:</text:span></text:p>
            </text:list-item>
          </text:list>
          <text:list text:style-name="L5">
            <text:list-item>
              <text:p text:style-name="P8"><text:span text:style-name="T5"/></text:p>
            </text:list-item>
          </text:list>
          <text:list text:style-name="L5">
            <text:list-item>
              <text:p text:style-name="P8"><text:span text:style-name="T5"><text:s/></text:span><text:span text:style-name="T5">A = sec (z) = 1 / cos(z) <text:s text:c="4"/></text:span></text:p>
            </text:list-item>
          </text:list>
          <draw:enhanced-geometry svg:viewBox="0 0 21600 21600" draw:type="rectangle" draw:enhanced-path="M 0 0 L 21600 0 21600 21600 0 21600 0 0 Z N"/>
        </draw:custom-shape>
        <draw:line draw:style-name="gr2" draw:text-style-name="P11" draw:layer="layout" svg:x1="13.335cm" svg:y1="11.218cm" svg:x2="13.335cm" svg:y2="17.357cm">
          <text:p text:style-name="P7"/>
        </draw:line>
        <draw:line draw:style-name="gr3" draw:text-style-name="P11" draw:layer="layout" svg:x1="8.89cm" svg:y1="17.357cm" svg:x2="23.918cm" svg:y2="17.357cm">
          <text:p text:style-name="P7"/>
        </draw:line>
        <draw:line draw:style-name="gr2" draw:text-style-name="P11" draw:layer="layout" svg:x1="13.335cm" svg:y1="17.356cm" svg:x2="22.86cm" svg:y2="11.217cm">
          <text:p text:style-name="P7"/>
        </draw:line>
        <draw:custom-shape draw:style-name="gr4" draw:text-style-name="P10" draw:layer="layout" svg:width="0.882cm" svg:height="1.214cm" svg:x="14.991cm" svg:y="12.7cm">
          <text:p text:style-name="P8"><text:span text:style-name="T9">z</text:span></text:p>
          <draw:enhanced-geometry svg:viewBox="0 0 21600 21600" draw:type="rectangle" draw:enhanced-path="M 0 0 L 21600 0 21600 21600 0 21600 0 0 Z N"/>
        </draw:custom-shape>
        <draw:custom-shape draw:style-name="gr5" draw:text-style-name="P10" draw:layer="layout" svg:width="4.238cm" svg:height="2.121cm" svg:x="13.335cm" svg:y="12.488cm">
          <text:p text:style-name="P7"/>
          <draw:enhanced-geometry svg:viewBox="0 0 961 481" draw:type="non-primitive" draw:enhanced-path="M 0 0 L 102 7 201 15 296 28 384 48 425 61 463 74 534 105 568 123 602 144 637 167 672 192 708 221 744 252 780 286 816 323 888 400 960 480"/>
        </draw:custom-shape>
        <draw:line draw:style-name="gr6" draw:text-style-name="P11" draw:layer="layout" svg:x1="11.43cm" svg:y1="11.853cm" svg:x2="23.918cm" svg:y2="11.853cm">
          <text:p text:style-name="P7"/>
        </draw:line>
        <presentation:notes draw:style-name="dp2">
          <draw:page-thumbnail draw:layer="layout" svg:width="12.692cm" svg:height="9.517cm" svg:x="3.179cm" svg:y="1.909cm" draw:page-number="2"/>
          <draw:frame presentation:style-name="pr3" draw:text-style-name="P7" draw:layer="layout" svg:width="15.24cm" svg:height="11.432cm" svg:x="1.905cm" svg:y="12.065cm" presentation:class="notes" presentation:placeholder="true">
            <draw:text-box/>
          </draw:frame>
        </presentation:notes>
      </draw:page>
      <draw:page draw:name="page3" draw:style-name="dp3" draw:master-page-name="Default">
        <office:forms form:automatic-focus="false" form:apply-design-mode="false"/>
        <draw:custom-shape draw:style-name="gr4" draw:text-style-name="P10" draw:layer="layout" svg:width="17.1cm" svg:height="1.819cm" svg:x="2.132cm" svg:y="0.348cm">
          <text:p text:style-name="P8"><text:span text:style-name="T10"><text:s text:c="20"/></text:span><text:span text:style-name="T10">Type of Spectra</text:span></text:p>
          <draw:enhanced-geometry svg:viewBox="0 0 21600 21600" draw:type="rectangle" draw:enhanced-path="M 0 0 L 21600 0 21600 21600 0 21600 0 0 Z N"/>
        </draw:custom-shape>
        <draw:custom-shape draw:style-name="gr1" draw:text-style-name="P10" draw:layer="layout" svg:width="23.918cm" svg:height="18.121cm" svg:x="0.741cm" svg:y="1.905cm">
          <text:list text:style-name="L7">
            <text:list-item>
              <text:p text:style-name="P8"><text:span text:style-name="T11"/></text:p>
            </text:list-item>
          </text:list>
          <text:list text:style-name="L7">
            <text:list-item>
              <text:p text:style-name="P9"><text:span text:style-name="T11"><text:s text:c="5"/></text:span><text:span text:style-name="T11">Continuum:</text:span></text:p>
            </text:list-item>
          </text:list>
          <text:list text:style-name="L7">
            <text:list-item>
              <text:p text:style-name="P8"><text:span text:style-name="T11"><text:s text:c="7"/></text:span><text:span text:style-name="T12">- Blackbody: <text:s text:c="2"/>B</text:span><text:span text:style-name="T13"></text:span><text:span text:style-name="T12">(T)</text:span></text:p>
            </text:list-item>
          </text:list>
          <text:list text:style-name="L8">
            <text:list-item>
              <text:p text:style-name="P8"><text:span text:style-name="T12"><text:s text:c="7"/></text:span><text:span text:style-name="T12">- free-free, free-bound</text:span></text:p>
            </text:list-item>
          </text:list>
          <text:list text:style-name="L8">
            <text:list-item>
              <text:p text:style-name="P8"><text:span text:style-name="T12"><text:s text:c="7"/></text:span><text:span text:style-name="T12">- Non-thermal: <text:s/>Synchrotron radiation</text:span></text:p>
            </text:list-item>
          </text:list>
          <text:list text:style-name="L8">
            <text:list-item>
              <text:p text:style-name="P8"><text:span text:style-name="T12"><text:s text:c="7"/></text:span><text:span text:style-name="T12">- Compton scattering</text:span></text:p>
            </text:list-item>
          </text:list>
          <text:list text:style-name="L7">
            <text:list-item>
              <text:p text:style-name="P9"><text:span text:style-name="T11"><text:s text:c="5"/></text:span><text:span text:style-name="T11">Line &amp; Band</text:span></text:p>
            </text:list-item>
          </text:list>
          <text:list text:style-name="L8">
            <text:list-item>
              <text:p text:style-name="P8"><text:span text:style-name="T12"><text:s text:c="14"/></text:span><text:span text:style-name="T12">E dipole, B diplole, E quadrupole</text:span></text:p>
            </text:list-item>
          </text:list>
          <text:list text:style-name="L8">
            <text:list-item>
              <text:p text:style-name="P8"><text:span text:style-name="T12"><text:s text:c="14"/></text:span><text:span text:style-name="T12">fine structure, hyperfine structure</text:span></text:p>
            </text:list-item>
          </text:list>
          <text:list text:style-name="L7">
            <text:list-item>
              <text:p text:style-name="P8"><text:span text:style-name="T11"><text:s text:c="7"/></text:span><text:span text:style-name="T12">- electronic transitions <text:s text:c="13"/></text:span></text:p>
            </text:list-item>
          </text:list>
          <text:list text:style-name="L8">
            <text:list-item>
              <text:p text:style-name="P8"><text:span text:style-name="T12"><text:s text:c="7"/></text:span><text:span text:style-name="T12">- vibrational transitions</text:span></text:p>
            </text:list-item>
          </text:list>
          <text:list text:style-name="L8">
            <text:list-item>
              <text:p text:style-name="P8"><text:span text:style-name="T12"><text:s text:c="7"/></text:span><text:span text:style-name="T12">- rotational transition</text:span></text:p>
            </text:list-item>
          </text:list>
          <text:list text:style-name="L7">
            <text:list-item>
              <text:p text:style-name="P8"><text:span text:style-name="T11"><text:s text:c="24"/></text:span></text:p>
            </text:list-item>
          </text:list>
          <text:list text:style-name="L7">
            <text:list-item>
              <text:p text:style-name="P8"><text:span text:style-name="T11"><text:s text:c="4"/></text:span></text:p>
            </text:list-item>
          </text:list>
          <draw:enhanced-geometry svg:viewBox="0 0 21600 21600" draw:type="rectangle" draw:enhanced-path="M 0 0 L 21600 0 21600 21600 0 21600 0 0 Z N"/>
        </draw:custom-shape>
        <presentation:notes draw:style-name="dp2">
          <draw:page-thumbnail draw:layer="layout" svg:width="12.692cm" svg:height="9.517cm" svg:x="3.179cm" svg:y="1.909cm" draw:page-number="3"/>
          <draw:frame presentation:style-name="pr3" draw:text-style-name="P7" draw:layer="layout" svg:width="15.24cm" svg:height="11.432cm" svg:x="1.905cm" svg:y="12.065cm" presentation:class="notes" presentation:placeholder="true">
            <draw:text-box/>
          </draw:frame>
        </presentation:notes>
      </draw:page>
      <draw:page draw:name="page4" draw:style-name="dp3" draw:master-page-name="Default">
        <office:forms form:automatic-focus="false" form:apply-design-mode="false"/>
        <draw:frame draw:style-name="gr7" draw:text-style-name="P11" draw:layer="layout" svg:width="19.368cm" svg:height="12.158cm" svg:x="1.058cm" svg:y="6.081cm">
          <draw:image xlink:href="Pictures/200000080001C60700011D0CB4226B34.wmf" xlink:type="simple" xlink:show="embed" xlink:actuate="onLoad">
            <text:p text:style-name="P7"/>
          </draw:image>
        </draw:frame>
        <draw:custom-shape draw:style-name="gr1" draw:text-style-name="P10" draw:layer="layout" svg:width="18.459cm" svg:height="3.128cm" svg:x="1.438cm" svg:y="0.961cm">
          <text:p text:style-name="P8"><text:span text:style-name="T14">Types of Spectra:</text:span></text:p>
          <text:p text:style-name="P8"><text:span text:style-name="T14"/></text:p>
          <text:p text:style-name="P8"><text:span text:style-name="T14">Nah, this slide is boring, let’s try the next…</text:span></text:p>
          <draw:enhanced-geometry svg:viewBox="0 0 21600 21600" draw:type="rectangle" draw:enhanced-path="M 0 0 L 21600 0 21600 21600 0 21600 0 0 Z N"/>
        </draw:custom-shape>
        <draw:custom-shape draw:style-name="gr4" draw:text-style-name="P10" draw:layer="layout" svg:width="3.477cm" svg:height="1.214cm" svg:x="20.531cm" svg:y="11.121cm">
          <text:p text:style-name="P8"><text:span text:style-name="T15">Nebulae</text:span></text:p>
          <draw:enhanced-geometry svg:viewBox="0 0 21600 21600" draw:type="rectangle" draw:enhanced-path="M 0 0 L 21600 0 21600 21600 0 21600 0 0 Z N"/>
        </draw:custom-shape>
        <draw:custom-shape draw:style-name="gr4" draw:text-style-name="P10" draw:layer="layout" svg:width="2.398cm" svg:height="1.214cm" svg:x="20.742cm" svg:y="14.605cm">
          <text:p text:style-name="P8"><text:span text:style-name="T15">Stars</text:span></text:p>
          <draw:enhanced-geometry svg:viewBox="0 0 21600 21600" draw:type="rectangle" draw:enhanced-path="M 0 0 L 21600 0 21600 21600 0 21600 0 0 Z N"/>
        </draw:custom-shape>
        <draw:custom-shape draw:style-name="gr4" draw:text-style-name="P10" draw:layer="layout" svg:width="3.384cm" svg:height="3.128cm" svg:x="20.743cm" svg:y="6.773cm">
          <text:p text:style-name="P8"><text:span text:style-name="T15">Hot,</text:span></text:p>
          <text:p text:style-name="P8"><text:span text:style-name="T15">Opaque</text:span></text:p>
          <text:p text:style-name="P8"><text:span text:style-name="T15">media</text:span></text:p>
          <draw:enhanced-geometry svg:viewBox="0 0 21600 21600" draw:type="rectangle" draw:enhanced-path="M 0 0 L 21600 0 21600 21600 0 21600 0 0 Z N"/>
        </draw:custom-shape>
        <presentation:notes draw:style-name="dp2">
          <draw:page-thumbnail draw:layer="layout" svg:width="12.692cm" svg:height="9.517cm" svg:x="3.179cm" svg:y="1.909cm" draw:page-number="4"/>
          <draw:frame presentation:style-name="pr3" draw:text-style-name="P7" draw:layer="layout" svg:width="15.24cm" svg:height="11.432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7" draw:layer="layout" svg:width="22.86cm" svg:height="3.177cm" svg:x="1.27cm" svg:y="0.887cm" presentation:class="title" presentation:placeholder="true" presentation:user-transformed="true">
          <draw:text-box/>
        </draw:frame>
        <draw:frame presentation:style-name="pr5" draw:text-style-name="P12" draw:layer="layout" svg:width="22.86cm" svg:height="12.574cm" svg:x="1.27cm" svg:y="4.445cm" presentation:class="outline" presentation:placeholder="true" presentation:user-transformed="true">
          <draw:text-box/>
        </draw:frame>
        <draw:frame draw:style-name="gr7" draw:text-style-name="P11" draw:layer="layout" svg:width="25.435cm" svg:height="19.156cm" svg:x="0cm" svg:y="0cm">
          <draw:image xlink:href="Pictures/200000080002543E0001C1113F6D1861.wmf" xlink:type="simple" xlink:show="embed" xlink:actuate="onLoad">
            <text:p text:style-name="P7"/>
          </draw:image>
        </draw:frame>
        <draw:custom-shape draw:style-name="gr4" draw:text-style-name="P10" draw:layer="layout" svg:width="3.477cm" svg:height="1.214cm" svg:x="21.166cm" svg:y="3.598cm">
          <text:p text:style-name="P8"><text:span text:style-name="T16">Nebulae</text:span></text:p>
          <draw:enhanced-geometry svg:viewBox="0 0 21600 21600" draw:type="rectangle" draw:enhanced-path="M 0 0 L 21600 0 21600 21600 0 21600 0 0 Z N"/>
        </draw:custom-shape>
        <draw:custom-shape draw:style-name="gr4" draw:text-style-name="P10" draw:layer="layout" svg:width="2.398cm" svg:height="1.214cm" svg:x="20.953cm" svg:y="1.905cm">
          <text:p text:style-name="P8"><text:span text:style-name="T16">Stars</text:span></text:p>
          <draw:enhanced-geometry svg:viewBox="0 0 21600 21600" draw:type="rectangle" draw:enhanced-path="M 0 0 L 21600 0 21600 21600 0 21600 0 0 Z N"/>
        </draw:custom-shape>
        <draw:custom-shape draw:style-name="gr4" draw:text-style-name="P10" draw:layer="layout" svg:width="3.384cm" svg:height="3.128cm" svg:x="20.954cm" svg:y="5.08cm">
          <text:p text:style-name="P8"><text:span text:style-name="T16">Hot,</text:span></text:p>
          <text:p text:style-name="P8"><text:span text:style-name="T16">Opaque</text:span></text:p>
          <text:p text:style-name="P8"><text:span text:style-name="T16">media</text:span></text:p>
          <draw:enhanced-geometry svg:viewBox="0 0 21600 21600" draw:type="rectangle" draw:enhanced-path="M 0 0 L 21600 0 21600 21600 0 21600 0 0 Z N"/>
        </draw:custom-shape>
        <draw:frame draw:style-name="gr7" draw:text-style-name="P11" draw:layer="layout" svg:width="9.984cm" svg:height="1.919cm" svg:x="10.583cm" svg:y="3.598cm">
          <draw:image xlink:href="Pictures/200000080000EA1800002D107B62502A.wmf" xlink:type="simple" xlink:show="embed" xlink:actuate="onLoad">
            <text:p text:style-name="P7"/>
          </draw:image>
        </draw:frame>
        <presentation:notes draw:style-name="dp2">
          <draw:page-thumbnail draw:layer="layout" svg:width="12.692cm" svg:height="9.517cm" svg:x="3.179cm" svg:y="1.909cm" draw:page-number="5"/>
          <draw:frame presentation:style-name="pr3" draw:text-style-name="P7" draw:layer="layout" svg:width="15.24cm" svg:height="11.432cm" svg:x="1.905cm" svg:y="12.065cm" presentation:class="notes" presentation:placeholder="true">
            <draw:text-box/>
          </draw:frame>
        </presentation:notes>
      </draw:page>
      <draw:page draw:name="page6" draw:style-name="dp3" draw:master-page-name="Default">
        <office:forms form:automatic-focus="false" form:apply-design-mode="false"/>
        <draw:frame draw:style-name="gr7" draw:text-style-name="P11" draw:layer="layout" svg:width="27.755cm" svg:height="31.151cm" svg:x="-1.05cm" svg:y="-2.117cm">
          <draw:image xlink:href="Pictures/2000000800028AB60002DA4B3DE5BA98.wmf" xlink:type="simple" xlink:show="embed" xlink:actuate="onLoad">
            <text:p text:style-name="P7"/>
          </draw:image>
        </draw:frame>
        <draw:custom-shape draw:style-name="gr4" draw:text-style-name="P10" draw:layer="layout" svg:width="12.35cm" svg:height="1.214cm" svg:x="0.799cm" svg:y="0cm">
          <text:p text:style-name="P8"><text:span text:style-name="T17">M82 – Subaru 8-m (Mauna Kea)</text:span></text:p>
          <draw:enhanced-geometry svg:viewBox="0 0 21600 21600" draw:type="rectangle" draw:enhanced-path="M 0 0 L 21600 0 21600 21600 0 21600 0 0 Z N"/>
        </draw:custom-shape>
        <draw:custom-shape draw:style-name="gr8" draw:text-style-name="P10" draw:layer="layout" svg:width="0.511cm" svg:height="1.27cm" svg:x="19.853cm" svg:y="9.005cm">
          <text:p text:style-name="P7"/>
          <draw:enhanced-geometry svg:viewBox="0 0 21600 21600" draw:type="rectangle" draw:enhanced-path="M 0 0 L 21600 0 21600 21600 0 21600 0 0 Z N"/>
        </draw:custom-shape>
        <draw:custom-shape draw:style-name="gr4" draw:text-style-name="P10" draw:layer="layout" svg:width="4.421cm" svg:height="1.214cm" svg:x="20.557cm" svg:y="15.452cm">
          <text:p text:style-name="P8"><text:span text:style-name="T18">continuum</text:span></text:p>
          <draw:enhanced-geometry svg:viewBox="0 0 21600 21600" draw:type="rectangle" draw:enhanced-path="M 0 0 L 21600 0 21600 21600 0 21600 0 0 Z N"/>
        </draw:custom-shape>
        <draw:line draw:style-name="gr9" draw:text-style-name="P11" draw:layer="layout" svg:x1="21.377cm" svg:y1="15.452cm" svg:x2="19.852cm" svg:y2="14.182cm">
          <text:p text:style-name="P7"/>
        </draw:line>
        <draw:custom-shape draw:style-name="gr4" draw:text-style-name="P10" draw:layer="layout" svg:width="7.322cm" svg:height="1.294cm" svg:x="16.924cm" svg:y="2.522cm">
          <text:p text:style-name="P8"><text:span text:style-name="T14">Emission line (H</text:span><text:span text:style-name="T19"></text:span><text:span text:style-name="T14">)</text:span></text:p>
          <draw:enhanced-geometry svg:viewBox="0 0 21600 21600" draw:type="rectangle" draw:enhanced-path="M 0 0 L 21600 0 21600 21600 0 21600 0 0 Z N"/>
        </draw:custom-shape>
        <draw:line draw:style-name="gr10" draw:text-style-name="P11" draw:layer="layout" svg:x1="20.557cm" svg:y1="4.445cm" svg:x2="14.816cm" svg:y2="8.043cm">
          <text:p text:style-name="P7"/>
        </draw:line>
        <presentation:notes draw:style-name="dp2">
          <draw:page-thumbnail draw:layer="layout" svg:width="12.692cm" svg:height="9.517cm" svg:x="3.179cm" svg:y="1.909cm" draw:page-number="6"/>
          <draw:frame presentation:style-name="pr3" draw:text-style-name="P7" draw:layer="layout" svg:width="15.24cm" svg:height="11.432cm" svg:x="1.905cm" svg:y="12.065cm" presentation:class="notes" presentation:placeholder="true">
            <draw:text-box/>
          </draw:frame>
        </presentation:notes>
      </draw:page>
      <draw:page draw:name="page7" draw:style-name="dp4" draw:master-page-name="Default">
        <office:forms form:automatic-focus="false" form:apply-design-mode="false"/>
        <draw:frame draw:style-name="gr7" draw:text-style-name="P11" draw:layer="layout" svg:width="12.687cm" svg:height="14.429cm" svg:x="12.488cm" svg:y="2.328cm">
          <draw:image xlink:href="Pictures/2000000800012973000152463F18300E.wmf" xlink:type="simple" xlink:show="embed" xlink:actuate="onLoad">
            <text:p text:style-name="P7"/>
          </draw:image>
        </draw:frame>
        <draw:custom-shape draw:style-name="gr4" draw:text-style-name="P10" draw:layer="layout" svg:width="16.499cm" svg:height="1.214cm" svg:x="1.218cm" svg:y="0.961cm">
          <text:p text:style-name="P8"><text:span text:style-name="T18">The Planck Function: <text:s/>Black-body radiation</text:span></text:p>
          <draw:enhanced-geometry svg:viewBox="0 0 21600 21600" draw:type="rectangle" draw:enhanced-path="M 0 0 L 21600 0 21600 21600 0 21600 0 0 Z N"/>
        </draw:custom-shape>
        <draw:custom-shape draw:style-name="gr4" draw:text-style-name="P10" draw:layer="layout" svg:width="6.517cm" svg:height="1.214cm" svg:x="0.212cm" svg:y="14.182cm">
          <text:p text:style-name="P8"><text:span text:style-name="T20">Rayleigh-Jeans: </text:span></text:p>
          <draw:enhanced-geometry svg:viewBox="0 0 21600 21600" draw:type="rectangle" draw:enhanced-path="M 0 0 L 21600 0 21600 21600 0 21600 0 0 Z N"/>
        </draw:custom-shape>
        <draw:custom-shape draw:style-name="gr4" draw:text-style-name="P10" draw:layer="layout" svg:width="10.532cm" svg:height="3.208cm" svg:x="0.771cm" svg:y="10.037cm">
          <text:p text:style-name="P8"><text:span text:style-name="T20">Wien:</text:span></text:p>
          <text:p text:style-name="P8"><text:span text:style-name="T20"/></text:p>
          <text:p text:style-name="P8"><text:span text:style-name="T20"><text:s/></text:span><text:span text:style-name="T20">B(</text:span><text:span text:style-name="T21"></text:span><text:span text:style-name="T20">,T) = (2 </text:span><text:span text:style-name="T21"></text:span><text:span text:style-name="T20">h</text:span><text:span text:style-name="T21"></text:span><text:span text:style-name="T22"></text:span><text:span text:style-name="T20"> / c</text:span><text:span text:style-name="T23">2</text:span><text:span text:style-name="T20">) e</text:span><text:span text:style-name="T23">-h</text:span><text:span text:style-name="T22"></text:span><text:span text:style-name="T23">/kT</text:span><text:span text:style-name="T20"> </text:span></text:p>
          <draw:enhanced-geometry svg:viewBox="0 0 21600 21600" draw:type="rectangle" draw:enhanced-path="M 0 0 L 21600 0 21600 21600 0 21600 0 0 Z N"/>
        </draw:custom-shape>
        <draw:custom-shape draw:style-name="gr4" draw:text-style-name="P10" draw:layer="layout" svg:width="6.184cm" svg:height="1.294cm" svg:x="1.068cm" svg:y="15.875cm">
          <text:p text:style-name="P8"><text:span text:style-name="T20">B(</text:span><text:span text:style-name="T21"></text:span><text:span text:style-name="T20">,T) = 2kT/</text:span><text:span text:style-name="T21"></text:span><text:span text:style-name="T23">2</text:span></text:p>
          <draw:enhanced-geometry svg:viewBox="0 0 21600 21600" draw:type="rectangle" draw:enhanced-path="M 0 0 L 21600 0 21600 21600 0 21600 0 0 Z N"/>
        </draw:custom-shape>
        <draw:custom-shape draw:style-name="gr4" draw:text-style-name="P10" draw:layer="layout" svg:width="9.417cm" svg:height="1.294cm" svg:x="1.088cm" svg:y="7.505cm">
          <text:p text:style-name="P8"><text:span text:style-name="T18">(erg s</text:span><text:span text:style-name="T24">-1</text:span><text:span text:style-name="T18"> cm</text:span><text:span text:style-name="T24">-2</text:span><text:span text:style-name="T18"> Hz</text:span><text:span text:style-name="T24">-1</text:span><text:span text:style-name="T18"> <text:s/>2 </text:span><text:span text:style-name="T25"></text:span><text:span text:style-name="T18"> sr</text:span><text:span text:style-name="T24">-1</text:span><text:span text:style-name="T18">)</text:span></text:p>
          <draw:enhanced-geometry svg:viewBox="0 0 21600 21600" draw:type="rectangle" draw:enhanced-path="M 0 0 L 21600 0 21600 21600 0 21600 0 0 Z N"/>
        </draw:custom-shape>
        <draw:custom-shape draw:style-name="gr8" draw:text-style-name="P10" draw:layer="layout" svg:width="0.511cm" svg:height="1.27cm" svg:x="4.154cm" svg:y="12.881cm">
          <text:p text:style-name="P7"/>
          <draw:enhanced-geometry svg:viewBox="0 0 21600 21600" draw:type="rectangle" draw:enhanced-path="M 0 0 L 21600 0 21600 21600 0 21600 0 0 Z N"/>
        </draw:custom-shape>
        <draw:frame draw:style-name="gr7" draw:text-style-name="P11" draw:layer="layout" svg:width="10.831cm" svg:height="2.628cm" svg:x="1.058cm" svg:y="3.175cm">
          <draw:image xlink:href="Pictures/200000080000FDF000003DB472AE3CF2.wmf" xlink:type="simple" xlink:show="embed" xlink:actuate="onLoad">
            <text:p text:style-name="P7"/>
          </draw:image>
        </draw:frame>
        <presentation:notes draw:style-name="dp2">
          <draw:page-thumbnail draw:layer="layout" svg:width="12.692cm" svg:height="9.517cm" svg:x="3.179cm" svg:y="1.909cm" draw:page-number="7"/>
          <draw:frame presentation:style-name="pr3" draw:text-style-name="P7" draw:layer="layout" svg:width="15.24cm" svg:height="11.432cm" svg:x="1.905cm" svg:y="12.065cm" presentation:class="notes" presentation:placeholder="true">
            <draw:text-box/>
          </draw:frame>
        </presentation:notes>
      </draw:page>
      <draw:page draw:name="page8" draw:style-name="dp3" draw:master-page-name="Default">
        <office:forms form:automatic-focus="false" form:apply-design-mode="false"/>
        <draw:custom-shape draw:style-name="gr4" draw:text-style-name="P10" draw:layer="layout" svg:width="6.487cm" svg:height="1.819cm" svg:x="2.127cm" svg:y="0.348cm">
          <text:p text:style-name="P8"><text:span text:style-name="T10"><text:s text:c="17"/></text:span></text:p>
          <draw:enhanced-geometry svg:viewBox="0 0 21600 21600" draw:type="rectangle" draw:enhanced-path="M 0 0 L 21600 0 21600 21600 0 21600 0 0 Z N"/>
        </draw:custom-shape>
        <draw:frame draw:style-name="gr7" draw:text-style-name="P11" draw:layer="layout" svg:width="18.957cm" svg:height="15.275cm" svg:x="3.237cm" svg:y="3.175cm">
          <draw:image xlink:href="Pictures/200000080001BC6B0001661EEA8E9F51.wmf" xlink:type="simple" xlink:show="embed" xlink:actuate="onLoad">
            <text:p text:style-name="P7"/>
          </draw:image>
        </draw:frame>
        <draw:custom-shape draw:style-name="gr4" draw:text-style-name="P10" draw:layer="layout" svg:width="16.499cm" svg:height="1.214cm" svg:x="1.218cm" svg:y="0.326cm">
          <text:p text:style-name="P8"><text:span text:style-name="T14">The Planck Function: <text:s/>Black-body radiation</text:span></text:p>
          <draw:enhanced-geometry svg:viewBox="0 0 21600 21600" draw:type="rectangle" draw:enhanced-path="M 0 0 L 21600 0 21600 21600 0 21600 0 0 Z N"/>
        </draw:custom-shape>
        <draw:custom-shape draw:style-name="gr4" draw:text-style-name="P10" draw:layer="layout" svg:width="2.656cm" svg:height="1.214cm" svg:x="3.763cm" svg:y="4.983cm">
          <text:p text:style-name="P8"><text:span text:style-name="T26">Wien </text:span></text:p>
          <draw:enhanced-geometry svg:viewBox="0 0 21600 21600" draw:type="rectangle" draw:enhanced-path="M 0 0 L 21600 0 21600 21600 0 21600 0 0 Z N"/>
        </draw:custom-shape>
        <draw:custom-shape draw:style-name="gr4" draw:text-style-name="P10" draw:layer="layout" svg:width="6.234cm" svg:height="1.214cm" svg:x="15.761cm" svg:y="5.08cm">
          <text:p text:style-name="P8"><text:span text:style-name="T27">Rayleigh-Jeans</text:span><text:span text:style-name="T26"> </text:span></text:p>
          <draw:enhanced-geometry svg:viewBox="0 0 21600 21600" draw:type="rectangle" draw:enhanced-path="M 0 0 L 21600 0 21600 21600 0 21600 0 0 Z N"/>
        </draw:custom-shape>
        <presentation:notes draw:style-name="dp2">
          <draw:page-thumbnail draw:layer="layout" svg:width="12.692cm" svg:height="9.517cm" svg:x="3.179cm" svg:y="1.909cm" draw:page-number="8"/>
          <draw:frame presentation:style-name="pr3" draw:text-style-name="P7" draw:layer="layout" svg:width="15.24cm" svg:height="11.432cm" svg:x="1.905cm" svg:y="12.065cm" presentation:class="notes" presentation:placeholder="true">
            <draw:text-box/>
          </draw:frame>
        </presentation:notes>
      </draw:page>
      <draw:page draw:name="Stellar Spectra" draw:style-name="dp3" draw:master-page-name="Default" presentation:presentation-page-layout-name="AL2T6">
        <office:forms form:automatic-focus="false" form:apply-design-mode="false"/>
        <draw:frame draw:style-name="gr7" draw:text-style-name="P11" draw:layer="layout" svg:width="12.907cm" svg:height="18.794cm" svg:x="12.528cm" svg:y="0cm">
          <draw:image xlink:href="Pictures/2000000800012E9E0001B8986198FE79.wmf" xlink:type="simple" xlink:show="embed" xlink:actuate="onLoad">
            <text:p text:style-name="P7"/>
          </draw:image>
        </draw:frame>
        <draw:frame presentation:style-name="pr6" draw:text-style-name="P2" draw:layer="layout" svg:width="10.795cm" svg:height="3.26cm" svg:x="1.269cm" svg:y="0.762cm" presentation:class="title" presentation:user-transformed="true">
          <draw:text-box>
            <text:p text:style-name="P1"><text:span text:style-name="T1">Stellar Spectra</text:span></text:p>
          </draw:text-box>
        </draw:frame>
        <draw:frame presentation:style-name="pr2" draw:text-style-name="P6" draw:layer="layout" svg:width="11.218cm" svg:height="12.573cm" svg:x="1.27cm" svg:y="4.445cm" presentation:class="outline" presentation:user-transformed="true">
          <draw:text-box>
            <text:list text:style-name="L2">
              <text:list-item>
                <text:p text:style-name="P13"><text:span text:style-name="T28">Blackbody continuum</text:span></text:p>
              </text:list-item>
            </text:list>
            <text:list text:style-name="L2">
              <text:list-item>
                <text:p text:style-name="P13"><text:span text:style-name="T28">Absorption Lines</text:span></text:p>
              </text:list-item>
            </text:list>
            <text:list text:style-name="L2">
              <text:list-item>
                <text:p text:style-name="P13"><text:span text:style-name="T28">Balmer jump (bound-free transitions)</text:span></text:p>
              </text:list-item>
            </text:list>
            <text:list text:style-name="L2">
              <text:list-item>
                <text:p text:style-name="P13"><text:span text:style-name="T28">Hottest stars (O stars) have ionized helium, coolest stars have molecular transitions</text:span></text:p>
              </text:list-item>
            </text:list>
            <text:list text:style-name="L2">
              <text:list-item>
                <text:p text:style-name="P14"><text:span text:style-name="T28"/></text:p>
              </text:list-item>
            </text:list>
          </draw:text-box>
        </draw:frame>
        <presentation:notes draw:style-name="dp2">
          <draw:page-thumbnail draw:layer="layout" svg:width="12.692cm" svg:height="9.517cm" svg:x="3.179cm" svg:y="1.909cm" draw:page-number="9"/>
          <draw:frame presentation:style-name="pr3" draw:text-style-name="P7" draw:layer="layout" svg:width="15.24cm" svg:height="11.432cm" svg:x="1.905cm" svg:y="12.065cm" presentation:class="notes" presentation:placeholder="true">
            <draw:text-box/>
          </draw:frame>
        </presentation:notes>
      </draw:page>
      <draw:page draw:name="page10" draw:style-name="dp3" draw:master-page-name="Default">
        <office:forms form:automatic-focus="false" form:apply-design-mode="false"/>
        <draw:custom-shape draw:style-name="gr4" draw:text-style-name="P10" draw:layer="layout" svg:width="2.974cm" svg:height="1.819cm" svg:x="2.12cm" svg:y="0.348cm">
          <text:p text:style-name="P8"><text:span text:style-name="T10"><text:s text:c="7"/></text:span></text:p>
          <draw:enhanced-geometry svg:viewBox="0 0 21600 21600" draw:type="rectangle" draw:enhanced-path="M 0 0 L 21600 0 21600 21600 0 21600 0 0 Z N"/>
        </draw:custom-shape>
        <draw:frame draw:style-name="gr7" draw:text-style-name="P11" draw:layer="layout" svg:width="7.003cm" svg:height="2.482cm" svg:x="0.132cm" svg:y="12.277cm">
          <draw:image xlink:href="Pictures/200000080000A43A00003A4BA68CEDCA.wmf" xlink:type="simple" xlink:show="embed" xlink:actuate="onLoad">
            <text:p text:style-name="P7"/>
          </draw:image>
        </draw:frame>
        <draw:frame draw:style-name="gr7" draw:text-style-name="P11" draw:layer="layout" svg:width="7.814cm" svg:height="2.937cm" svg:x="0.132cm" svg:y="1.27cm">
          <draw:image xlink:href="Pictures/200000080000B73F000044F0279F6DCA.wmf" xlink:type="simple" xlink:show="embed" xlink:actuate="onLoad">
            <text:p text:style-name="P7"/>
          </draw:image>
        </draw:frame>
        <draw:frame draw:style-name="gr7" draw:text-style-name="P11" draw:layer="layout" svg:width="13.992cm" svg:height="16.999cm" svg:x="11.867cm" svg:y="2.086cm">
          <draw:image xlink:href="Pictures/200000080001480B00018E8784A9ED46.wmf" xlink:type="simple" xlink:show="embed" xlink:actuate="onLoad">
            <text:p text:style-name="P7"/>
          </draw:image>
        </draw:frame>
        <draw:line draw:style-name="gr11" draw:text-style-name="P11" draw:layer="layout" svg:x1="14.605cm" svg:y1="8.678cm" svg:x2="14.605cm" svg:y2="18.318cm">
          <text:p text:style-name="P7"/>
        </draw:line>
        <draw:line draw:style-name="gr12" draw:text-style-name="P11" draw:layer="layout" svg:x1="15.452cm" svg:y1="6.562cm" svg:x2="15.452cm" svg:y2="18.318cm">
          <text:p text:style-name="P7"/>
        </draw:line>
        <draw:line draw:style-name="gr12" draw:text-style-name="P11" draw:layer="layout" svg:x1="16.087cm" svg:y1="5.927cm" svg:x2="16.087cm" svg:y2="18.318cm">
          <text:p text:style-name="P7"/>
        </draw:line>
        <draw:line draw:style-name="gr10" draw:text-style-name="P11" draw:layer="layout" svg:x1="18.746cm" svg:y1="6.61cm" svg:x2="18.746cm" svg:y2="8.678cm">
          <text:p text:style-name="P7"/>
        </draw:line>
        <draw:line draw:style-name="gr13" draw:text-style-name="P11" draw:layer="layout" svg:x1="19.434cm" svg:y1="5.966cm" svg:x2="19.434cm" svg:y2="8.467cm">
          <text:p text:style-name="P7"/>
        </draw:line>
        <draw:custom-shape draw:style-name="gr4" draw:text-style-name="P10" draw:layer="layout" svg:width="3.101cm" svg:height="1.214cm" svg:x="17.101cm" svg:y="15.566cm">
          <text:p text:style-name="P8"><text:span text:style-name="T29">Lyman</text:span></text:p>
          <draw:enhanced-geometry svg:viewBox="0 0 21600 21600" draw:type="rectangle" draw:enhanced-path="M 0 0 L 21600 0 21600 21600 0 21600 0 0 Z N"/>
        </draw:custom-shape>
        <draw:custom-shape draw:style-name="gr4" draw:text-style-name="P10" draw:layer="layout" svg:width="3.198cm" svg:height="1.214cm" svg:x="18.488cm" svg:y="9.851cm">
          <text:p text:style-name="P8"><text:span text:style-name="T27">Balmer</text:span></text:p>
          <draw:enhanced-geometry svg:viewBox="0 0 21600 21600" draw:type="rectangle" draw:enhanced-path="M 0 0 L 21600 0 21600 21600 0 21600 0 0 Z N"/>
        </draw:custom-shape>
        <draw:custom-shape draw:style-name="gr4" draw:text-style-name="P10" draw:layer="layout" svg:width="0.865cm" svg:height="1.294cm" svg:x="15.225cm" svg:y="9.851cm">
          <text:p text:style-name="P8"><text:span text:style-name="T19"></text:span></text:p>
          <draw:enhanced-geometry svg:viewBox="0 0 21600 21600" draw:type="rectangle" draw:enhanced-path="M 0 0 L 21600 0 21600 21600 0 21600 0 0 Z N"/>
        </draw:custom-shape>
        <draw:custom-shape draw:style-name="gr4" draw:text-style-name="P10" draw:layer="layout" svg:width="1.052cm" svg:height="1.294cm" svg:x="17.698cm" svg:y="7.197cm">
          <text:p text:style-name="P8"><text:span text:style-name="T19"></text:span></text:p>
          <draw:enhanced-geometry svg:viewBox="0 0 21600 21600" draw:type="rectangle" draw:enhanced-path="M 0 0 L 21600 0 21600 21600 0 21600 0 0 Z N"/>
        </draw:custom-shape>
        <draw:custom-shape draw:style-name="gr4" draw:text-style-name="P10" draw:layer="layout" svg:width="0.984cm" svg:height="1.294cm" svg:x="14.473cm" svg:y="12.488cm">
          <text:p text:style-name="P8"><text:span text:style-name="T19"></text:span></text:p>
          <draw:enhanced-geometry svg:viewBox="0 0 21600 21600" draw:type="rectangle" draw:enhanced-path="M 0 0 L 21600 0 21600 21600 0 21600 0 0 Z N"/>
        </draw:custom-shape>
        <draw:custom-shape draw:style-name="gr4" draw:text-style-name="P10" draw:layer="layout" svg:width="1.052cm" svg:height="1.294cm" svg:x="13.557cm" svg:y="15.566cm">
          <text:p text:style-name="P8"><text:span text:style-name="T19"></text:span></text:p>
          <draw:enhanced-geometry svg:viewBox="0 0 21600 21600" draw:type="rectangle" draw:enhanced-path="M 0 0 L 21600 0 21600 21600 0 21600 0 0 Z N"/>
        </draw:custom-shape>
        <draw:custom-shape draw:style-name="gr4" draw:text-style-name="P10" draw:layer="layout" svg:width="0.984cm" svg:height="1.294cm" svg:x="19.429cm" svg:y="7.197cm">
          <text:p text:style-name="P8"><text:span text:style-name="T19"></text:span></text:p>
          <draw:enhanced-geometry svg:viewBox="0 0 21600 21600" draw:type="rectangle" draw:enhanced-path="M 0 0 L 21600 0 21600 21600 0 21600 0 0 Z N"/>
        </draw:custom-shape>
        <draw:custom-shape draw:style-name="gr4" draw:text-style-name="P10" draw:layer="layout" svg:width="14.437cm" svg:height="1.214cm" svg:x="7.285cm" svg:y="0.326cm">
          <text:p text:style-name="P8"><text:span text:style-name="T14">Spectrum of Hydrogen (&amp; H-like ions)</text:span></text:p>
          <draw:enhanced-geometry svg:viewBox="0 0 21600 21600" draw:type="rectangle" draw:enhanced-path="M 0 0 L 21600 0 21600 21600 0 21600 0 0 Z N"/>
        </draw:custom-shape>
        <draw:custom-shape draw:style-name="gr4" draw:text-style-name="P10" draw:layer="layout" svg:width="9.484cm" svg:height="12.835cm" svg:x="0.635cm" svg:y="4.445cm">
          <text:p text:style-name="P8"><text:span text:style-name="T30">Ionization (n to infinity):</text:span></text:p>
          <text:p text:style-name="P8"><text:span text:style-name="T30"><text:s text:c="2"/></text:span><text:span text:style-name="T30">E = 13.6 eV</text:span></text:p>
          <text:p text:style-name="P8"><text:span text:style-name="T30"><text:s/></text:span><text:span text:style-name="T31"></text:span><text:span text:style-name="T31">&lt;</text:span><text:span text:style-name="T30">= 912 Angstroms</text:span></text:p>
          <text:p text:style-name="P8"><text:span text:style-name="T30"/></text:p>
          <text:p text:style-name="P8"><text:span text:style-name="T30">Transitions:</text:span></text:p>
          <text:p text:style-name="P8"><text:span text:style-name="T30"><text:s text:c="2"/></text:span><text:span text:style-name="T30">E = h</text:span><text:span text:style-name="T31"></text:span><text:span text:style-name="T30"> = E</text:span><text:span text:style-name="T32">u </text:span><text:span text:style-name="T30">– E</text:span><text:span text:style-name="T32">l</text:span></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draw:enhanced-geometry svg:viewBox="0 0 21600 21600" draw:type="rectangle" draw:enhanced-path="M 0 0 L 21600 0 21600 21600 0 21600 0 0 Z N"/>
        </draw:custom-shape>
        <draw:custom-shape draw:style-name="gr4" draw:text-style-name="P10" draw:layer="layout" svg:width="7.893cm" svg:height="3.262cm" svg:x="17.165cm" svg:y="12.109cm">
          <text:list text:style-name="L9">
            <text:list-item>
              <text:p text:style-name="P9"><text:span text:style-name="T14"><text:s/></text:span><text:span text:style-name="T14">= <text:s/>R [ 1/n</text:span><text:span text:style-name="T33">l</text:span><text:span text:style-name="T34">2</text:span><text:span text:style-name="T14"> – 1 /n</text:span><text:span text:style-name="T33">u</text:span><text:span text:style-name="T34">2</text:span><text:span text:style-name="T14">]</text:span></text:p>
            </text:list-item>
          </text:list>
          <text:list text:style-name="L8">
            <text:list-item>
              <text:p text:style-name="P8"><text:span text:style-name="T14">R = 3.288 x 10</text:span><text:span text:style-name="T34">15</text:span><text:span text:style-name="T14"> Hz</text:span></text:p>
            </text:list-item>
          </text:list>
          <text:list text:style-name="L8">
            <text:list-item>
              <text:p text:style-name="P8"><text:span text:style-name="T14"/></text:p>
            </text:list-item>
          </text:list>
          <draw:enhanced-geometry svg:viewBox="0 0 21600 21600" draw:type="rectangle" draw:enhanced-path="M 0 0 L 21600 0 21600 21600 0 21600 0 0 Z N"/>
        </draw:custom-shape>
        <presentation:notes draw:style-name="dp2">
          <draw:page-thumbnail draw:layer="layout" svg:width="12.692cm" svg:height="9.517cm" svg:x="3.179cm" svg:y="1.909cm" draw:page-number="10"/>
          <draw:frame presentation:style-name="pr3" draw:text-style-name="P7" draw:layer="layout" svg:width="15.24cm" svg:height="11.432cm" svg:x="1.905cm" svg:y="12.065cm" presentation:class="notes" presentation:placeholder="true">
            <draw:text-box/>
          </draw:frame>
        </presentation:notes>
      </draw:page>
      <draw:page draw:name="page11" draw:style-name="dp3" draw:master-page-name="Default">
        <office:forms form:automatic-focus="false" form:apply-design-mode="false"/>
        <draw:custom-shape draw:style-name="gr4" draw:text-style-name="P10" draw:layer="layout" svg:width="6.487cm" svg:height="1.819cm" svg:x="2.127cm" svg:y="0.348cm">
          <text:p text:style-name="P8"><text:span text:style-name="T10"><text:s text:c="17"/></text:span></text:p>
          <draw:enhanced-geometry svg:viewBox="0 0 21600 21600" draw:type="rectangle" draw:enhanced-path="M 0 0 L 21600 0 21600 21600 0 21600 0 0 Z N"/>
        </draw:custom-shape>
        <draw:custom-shape draw:style-name="gr4" draw:text-style-name="P10" draw:layer="layout" svg:width="18.063cm" svg:height="13.975cm" svg:x="1.966cm" svg:y="1.354cm">
          <text:p text:style-name="P8"><text:span text:style-name="T5">Bohr model: <text:s/></text:span></text:p>
          <text:p text:style-name="P8"><text:span text:style-name="T5">Allowed orbits</text:span></text:p>
          <text:p text:style-name="P8"><text:span text:style-name="T5"/></text:p>
          <text:p text:style-name="P8"><text:span text:style-name="T5"><text:s text:c="6"/></text:span><text:span text:style-name="T5">mvr = nh /2</text:span><text:span text:style-name="T35"></text:span></text:p>
          <text:p text:style-name="P8"><text:span text:style-name="T35"/></text:p>
          <text:p text:style-name="P8"><text:span text:style-name="T5">Coulomb Force:</text:span></text:p>
          <text:p text:style-name="P8"><text:span text:style-name="T5"/></text:p>
          <text:p text:style-name="P8"><text:span text:style-name="T5"><text:s text:c="5"/></text:span><text:span text:style-name="T5">Ze</text:span><text:span text:style-name="T36">2</text:span><text:span text:style-name="T5"> / r</text:span><text:span text:style-name="T36">2</text:span><text:span text:style-name="T5"> = mv</text:span><text:span text:style-name="T36">2</text:span><text:span text:style-name="T5">/r</text:span></text:p>
          <text:p text:style-name="P8"><text:span text:style-name="T5"/></text:p>
          <text:p text:style-name="P8"><text:span text:style-name="T5">Thus, <text:s text:c="26"/>(eliminate v) <text:s/></text:span></text:p>
          <text:p text:style-name="P8"><text:span text:style-name="T5"/></text:p>
          <text:p text:style-name="P8"><text:span text:style-name="T5"><text:s text:c="7"/></text:span><text:span text:style-name="T5">r = Ze</text:span><text:span text:style-name="T36">2</text:span><text:span text:style-name="T5"> / mv</text:span><text:span text:style-name="T36">2 <text:s text:c="4"/></text:span><text:span text:style-name="T5">= <text:s/>n</text:span><text:span text:style-name="T36">2</text:span><text:span text:style-name="T5">h</text:span><text:span text:style-name="T36">2</text:span><text:span text:style-name="T5"> / 4 </text:span><text:span text:style-name="T35"></text:span><text:span text:style-name="T37"></text:span><text:span text:style-name="T5">Ze</text:span><text:span text:style-name="T36">2</text:span><text:span text:style-name="T5"> m</text:span></text:p>
          <text:p text:style-name="P8"><text:span text:style-name="T5"/></text:p>
          <text:p text:style-name="P8"><text:span text:style-name="T5">Energy <text:s text:c="5"/>E = - (1/2) Ze</text:span><text:span text:style-name="T36">2</text:span><text:span text:style-name="T5"> / r <text:s text:c="3"/>= - 2 </text:span><text:span text:style-name="T35"></text:span><text:span text:style-name="T37"></text:span><text:span text:style-name="T5"> Z</text:span><text:span text:style-name="T36">2</text:span><text:span text:style-name="T5">e</text:span><text:span text:style-name="T36">4</text:span><text:span text:style-name="T5">m/ n</text:span><text:span text:style-name="T36">2</text:span><text:span text:style-name="T5">h</text:span><text:span text:style-name="T36">2</text:span></text:p>
          <draw:enhanced-geometry svg:viewBox="0 0 21600 21600" draw:type="rectangle" draw:enhanced-path="M 0 0 L 21600 0 21600 21600 0 21600 0 0 Z N"/>
        </draw:custom-shape>
        <draw:frame draw:style-name="gr7" draw:text-style-name="P11" draw:layer="layout" svg:width="7.942cm" svg:height="11.466cm" svg:x="17.432cm" svg:y="0.348cm">
          <draw:image xlink:href="Pictures/200000080000BA3E00010CD2170C4076.wmf" xlink:type="simple" xlink:show="embed" xlink:actuate="onLoad">
            <text:p text:style-name="P7"/>
          </draw:image>
        </draw:frame>
        <draw:frame draw:style-name="gr7" draw:text-style-name="P11" draw:layer="layout" svg:width="9.115cm" svg:height="7.784cm" svg:x="10.583cm" svg:y="0.348cm">
          <draw:image xlink:href="Pictures/200000080000D5BC0000B685DBDC688D.wmf" xlink:type="simple" xlink:show="embed" xlink:actuate="onLoad">
            <text:p text:style-name="P7"/>
          </draw:image>
        </draw:frame>
        <presentation:notes draw:style-name="dp2">
          <draw:page-thumbnail draw:layer="layout" svg:width="12.692cm" svg:height="9.517cm" svg:x="3.179cm" svg:y="1.909cm" draw:page-number="11"/>
          <draw:frame presentation:style-name="pr3" draw:text-style-name="P7" draw:layer="layout" svg:width="15.24cm" svg:height="11.432cm" svg:x="1.905cm" svg:y="12.065cm" presentation:class="notes" presentation:placeholder="true">
            <draw:text-box/>
          </draw:frame>
        </presentation:notes>
      </draw:page>
      <draw:page draw:name="page12" draw:style-name="dp3" draw:master-page-name="Default">
        <office:forms form:automatic-focus="false" form:apply-design-mode="false"/>
        <draw:custom-shape draw:style-name="gr4" draw:text-style-name="P10" draw:layer="layout" svg:width="6.487cm" svg:height="1.819cm" svg:x="2.127cm" svg:y="0.348cm">
          <text:p text:style-name="P8"><text:span text:style-name="T10"><text:s text:c="17"/></text:span></text:p>
          <draw:enhanced-geometry svg:viewBox="0 0 21600 21600" draw:type="rectangle" draw:enhanced-path="M 0 0 L 21600 0 21600 21600 0 21600 0 0 Z N"/>
        </draw:custom-shape>
        <draw:frame draw:style-name="gr7" draw:text-style-name="P11" draw:layer="layout" svg:width="15.69cm" svg:height="18.926cm" svg:x="5.684cm" svg:y="0.212cm">
          <draw:image xlink:href="Pictures/2000000800016FD50001BBB21B845D3B.wmf" xlink:type="simple" xlink:show="embed" xlink:actuate="onLoad">
            <text:p text:style-name="P7"/>
          </draw:image>
        </draw:frame>
        <presentation:notes draw:style-name="dp2">
          <draw:page-thumbnail draw:layer="layout" svg:width="12.692cm" svg:height="9.517cm" svg:x="3.179cm" svg:y="1.909cm" draw:page-number="12"/>
          <draw:frame presentation:style-name="pr3" draw:text-style-name="P7" draw:layer="layout" svg:width="15.24cm" svg:height="11.432cm" svg:x="1.905cm" svg:y="12.065cm" presentation:class="notes" presentation:placeholder="true">
            <draw:text-box/>
          </draw:frame>
        </presentation:notes>
      </draw:page>
      <draw:page draw:name="page13" draw:style-name="dp3" draw:master-page-name="Default">
        <office:forms form:automatic-focus="false" form:apply-design-mode="false"/>
        <draw:custom-shape draw:style-name="gr14" draw:text-style-name="P10" draw:layer="layout" svg:width="6.354cm" svg:height="10.411cm" svg:x="2.752cm" svg:y="2.752cm">
          <text:p text:style-name="P7"/>
          <draw:enhanced-geometry svg:viewBox="0 0 1441 2361" draw:type="non-primitive" draw:enhanced-path="M 0 2353 L 135 2360 269 2360 335 2355 401 2344 465 2328 529 2304 655 2254 718 2225 781 2191 842 2146 900 2088 956 2014 983 1970 1009 1920 1034 1863 1059 1798 1084 1724 1109 1645 1155 1472 1201 1287 1243 1101 1281 922 1298 839 1315 761 1330 689 1344 625 1369 513 1388 414 1403 326 1416 249 1424 180 1431 117 1440 0"/>
        </draw:custom-shape>
        <draw:line draw:style-name="gr10" draw:text-style-name="P11" draw:layer="layout" svg:x1="1.905cm" svg:y1="14.817cm" svg:x2="24.13cm" svg:y2="14.817cm">
          <text:p text:style-name="P7"/>
        </draw:line>
        <draw:line draw:style-name="gr10" draw:text-style-name="P11" draw:layer="layout" svg:x1="1.905cm" svg:y1="14.817cm" svg:x2="1.905cm" svg:y2="2.117cm">
          <text:p text:style-name="P7"/>
        </draw:line>
        <draw:line draw:style-name="gr15" draw:text-style-name="P11" draw:layer="layout" svg:x1="9.102cm" svg:y1="2.752cm" svg:x2="9.102cm" svg:y2="14.393cm">
          <text:p text:style-name="P7"/>
        </draw:line>
        <draw:line draw:style-name="gr15" draw:text-style-name="P11" draw:layer="layout" svg:x1="9.737cm" svg:y1="13.229cm" svg:x2="9.737cm" svg:y2="14.393cm">
          <text:p text:style-name="P7"/>
        </draw:line>
        <draw:line draw:style-name="gr15" draw:text-style-name="P11" draw:layer="layout" svg:x1="10.372cm" svg:y1="11.853cm" svg:x2="10.372cm" svg:y2="14.393cm">
          <text:p text:style-name="P7"/>
        </draw:line>
        <draw:line draw:style-name="gr15" draw:text-style-name="P11" draw:layer="layout" svg:x1="11.218cm" svg:y1="8.564cm" svg:x2="11.218cm" svg:y2="14.393cm">
          <text:p text:style-name="P7"/>
        </draw:line>
        <draw:line draw:style-name="gr15" draw:text-style-name="P11" draw:layer="layout" svg:x1="14.605cm" svg:y1="2.752cm" svg:x2="14.605cm" svg:y2="14.393cm">
          <text:p text:style-name="P7"/>
        </draw:line>
        <draw:custom-shape draw:style-name="gr4" draw:text-style-name="P10" draw:layer="layout" svg:width="12.329cm" svg:height="1.214cm" svg:x="7.358cm" svg:y="15.566cm">
          <text:p text:style-name="P8"><text:span text:style-name="T14">Wavelength <text:s text:c="2"/>(1 / photon energy)</text:span></text:p>
          <draw:enhanced-geometry svg:viewBox="0 0 21600 21600" draw:type="rectangle" draw:enhanced-path="M 0 0 L 21600 0 21600 21600 0 21600 0 0 Z N"/>
        </draw:custom-shape>
        <draw:line draw:style-name="gr10" draw:text-style-name="P11" draw:layer="layout" svg:x1="19.681cm" svg:y1="16.298cm" svg:x2="23.707cm" svg:y2="16.298cm">
          <text:p text:style-name="P7"/>
        </draw:line>
        <draw:custom-shape draw:style-name="gr1" draw:text-style-name="P10" draw:layer="layout" svg:width="7.496cm" svg:height="1.214cm" draw:transform="rotate (1.5707963267946) translate (0.419cm 12.647cm)">
          <text:p text:style-name="P8"><text:span text:style-name="T14">Cross-section (cm</text:span><text:span text:style-name="T34">2</text:span><text:span text:style-name="T14">)</text:span></text:p>
          <draw:enhanced-geometry svg:viewBox="0 0 21600 21600" draw:type="rectangle" draw:enhanced-path="M 0 0 L 21600 0 21600 21600 0 21600 0 0 Z N"/>
        </draw:custom-shape>
        <draw:custom-shape draw:style-name="gr4" draw:text-style-name="P10" draw:layer="layout" svg:width="2.017cm" svg:height="1.214cm" svg:x="0.047cm" svg:y="3.387cm">
          <text:p text:style-name="P8"><text:span text:style-name="T14">10</text:span><text:span text:style-name="T34">-18</text:span></text:p>
          <draw:enhanced-geometry svg:viewBox="0 0 21600 21600" draw:type="rectangle" draw:enhanced-path="M 0 0 L 21600 0 21600 21600 0 21600 0 0 Z N"/>
        </draw:custom-shape>
        <draw:custom-shape draw:style-name="gr4" draw:text-style-name="P10" draw:layer="layout" svg:width="1.37cm" svg:height="1.294cm" svg:x="5.698cm" svg:y="7.294cm">
          <text:p text:style-name="P8"><text:span text:style-name="T19"></text:span><text:span text:style-name="T34">-3</text:span></text:p>
          <draw:enhanced-geometry svg:viewBox="0 0 21600 21600" draw:type="rectangle" draw:enhanced-path="M 0 0 L 21600 0 21600 21600 0 21600 0 0 Z N"/>
        </draw:custom-shape>
        <draw:custom-shape draw:style-name="gr4" draw:text-style-name="P10" draw:layer="layout" svg:width="4.963cm" svg:height="1.214cm" svg:x="9.645cm" svg:y="4.022cm">
          <text:p text:style-name="P8"><text:span text:style-name="T15">Lyman lines</text:span></text:p>
          <draw:enhanced-geometry svg:viewBox="0 0 21600 21600" draw:type="rectangle" draw:enhanced-path="M 0 0 L 21600 0 21600 21600 0 21600 0 0 Z N"/>
        </draw:custom-shape>
        <draw:custom-shape draw:style-name="gr4" draw:text-style-name="P10" draw:layer="layout" svg:width="13.667cm" svg:height="1.214cm" svg:x="3.338cm" svg:y="0.229cm">
          <text:p text:style-name="P8"><text:span text:style-name="T14">Ionization cross-section or hydrogen</text:span></text:p>
          <draw:enhanced-geometry svg:viewBox="0 0 21600 21600" draw:type="rectangle" draw:enhanced-path="M 0 0 L 21600 0 21600 21600 0 21600 0 0 Z N"/>
        </draw:custom-shape>
        <draw:custom-shape draw:style-name="gr4" draw:text-style-name="P10" draw:layer="layout" svg:width="9.535cm" svg:height="1.214cm" svg:x="15.864cm" svg:y="2.443cm">
          <text:p text:style-name="P8"><text:span text:style-name="T38">13.6 eV = 912 Angstroms</text:span></text:p>
          <draw:enhanced-geometry svg:viewBox="0 0 21600 21600" draw:type="rectangle" draw:enhanced-path="M 0 0 L 21600 0 21600 21600 0 21600 0 0 Z N"/>
        </draw:custom-shape>
        <draw:line draw:style-name="gr16" draw:text-style-name="P11" draw:layer="layout" svg:x1="15.24cm" svg:y1="3.387cm" svg:x2="9.102cm" svg:y2="3.387cm">
          <text:p text:style-name="P7"/>
        </draw:line>
        <draw:line draw:style-name="gr17" draw:text-style-name="P11" draw:layer="layout" svg:x1="20.32cm" svg:y1="13.229cm" svg:x2="20.32cm" svg:y2="14.393cm">
          <text:p text:style-name="P7"/>
        </draw:line>
        <draw:line draw:style-name="gr17" draw:text-style-name="P11" draw:layer="layout" svg:x1="20.743cm" svg:y1="12.691cm" svg:x2="20.743cm" svg:y2="14.393cm">
          <text:p text:style-name="P7"/>
        </draw:line>
        <draw:line draw:style-name="gr17" draw:text-style-name="P11" draw:layer="layout" svg:x1="21.59cm" svg:y1="11.853cm" svg:x2="21.59cm" svg:y2="14.393cm">
          <text:p text:style-name="P7"/>
        </draw:line>
        <draw:line draw:style-name="gr17" draw:text-style-name="P11" draw:layer="layout" svg:x1="23.918cm" svg:y1="9.525cm" svg:x2="23.918cm" svg:y2="14.393cm">
          <text:p text:style-name="P7"/>
        </draw:line>
        <draw:custom-shape draw:style-name="gr4" draw:text-style-name="P10" draw:layer="layout" svg:width="5.061cm" svg:height="1.214cm" svg:x="19.591cm" svg:y="7.197cm">
          <text:p text:style-name="P8"><text:span text:style-name="T39">Balmer lines</text:span></text:p>
          <draw:enhanced-geometry svg:viewBox="0 0 21600 21600" draw:type="rectangle" draw:enhanced-path="M 0 0 L 21600 0 21600 21600 0 21600 0 0 Z N"/>
        </draw:custom-shape>
        <presentation:notes draw:style-name="dp2">
          <draw:page-thumbnail draw:layer="layout" svg:width="12.692cm" svg:height="9.517cm" svg:x="3.179cm" svg:y="1.909cm" draw:page-number="13"/>
          <draw:frame presentation:style-name="pr3" draw:text-style-name="P7" draw:layer="layout" svg:width="15.24cm" svg:height="11.432cm" svg:x="1.905cm" svg:y="12.065cm" presentation:class="notes" presentation:placeholder="true">
            <draw:text-box/>
          </draw:frame>
        </presentation:notes>
      </draw:page>
      <draw:page draw:name="page14" draw:style-name="dp3" draw:master-page-name="Default">
        <office:forms form:automatic-focus="false" form:apply-design-mode="false"/>
        <draw:custom-shape draw:style-name="gr4" draw:text-style-name="P10" draw:layer="layout" svg:width="15.263cm" svg:height="1.819cm" svg:x="2.127cm" svg:y="0.348cm">
          <text:p text:style-name="P8"><text:span text:style-name="T10"><text:s text:c="12"/></text:span><text:span text:style-name="T10">Atomic Structure</text:span></text:p>
          <draw:enhanced-geometry svg:viewBox="0 0 21600 21600" draw:type="rectangle" draw:enhanced-path="M 0 0 L 21600 0 21600 21600 0 21600 0 0 Z N"/>
        </draw:custom-shape>
        <draw:custom-shape draw:style-name="gr1" draw:text-style-name="P10" draw:layer="layout" svg:width="23.918cm" svg:height="14.051cm" svg:x="1.482cm" svg:y="2.377cm">
          <text:list text:style-name="L7">
            <text:list-item>
              <text:p text:style-name="P8"><text:span text:style-name="T11"/></text:p>
            </text:list-item>
          </text:list>
          <text:list text:style-name="L7">
            <text:list-item>
              <text:p text:style-name="P9"><text:span text:style-name="T11"><text:s text:c="3"/></text:span><text:span text:style-name="T11">Refinements to Bohr:</text:span></text:p>
            </text:list-item>
          </text:list>
          <text:list text:style-name="L8">
            <text:list-item>
              <text:p text:style-name="P8"><text:span text:style-name="T12"><text:s text:c="6"/></text:span><text:span text:style-name="T12">Elliptical e-orbits </text:span></text:p>
            </text:list-item>
          </text:list>
          <text:list text:style-name="L8">
            <text:list-item>
              <text:p text:style-name="P8"><text:span text:style-name="T12"><text:s text:c="9"/></text:span><text:span text:style-name="T40">Integral of P in r and </text:span><text:span text:style-name="T41"></text:span><text:span text:style-name="T40">lh <text:s text:c="3"/>l = 0,1,2, …,n-</text:span><text:span text:style-name="T11">1 </text:span></text:p>
            </text:list-item>
          </text:list>
          <text:list text:style-name="L7">
            <text:list-item>
              <text:p text:style-name="P8"><text:span text:style-name="T11"><text:s text:c="9"/></text:span><text:span text:style-name="T11">Relativistic effects =&gt; l makes small</text:span></text:p>
            </text:list-item>
          </text:list>
          <text:list text:style-name="L7">
            <text:list-item>
              <text:p text:style-name="P8"><text:span text:style-name="T11"><text:s text:c="13"/></text:span><text:span text:style-name="T11">correction to E-levels </text:span></text:p>
            </text:list-item>
          </text:list>
          <text:list text:style-name="L7">
            <text:list-item>
              <text:p text:style-name="P8"><text:span text:style-name="T11"><text:s text:c="6"/></text:span><text:span text:style-name="T12">Space quantization: <text:s/>Orientation of orbits</text:span><text:span text:style-name="T11"> <text:s/></text:span></text:p>
            </text:list-item>
          </text:list>
          <text:list text:style-name="L7">
            <text:list-item>
              <text:p text:style-name="P8"><text:span text:style-name="T11"><text:s text:c="14"/></text:span><text:span text:style-name="T11">m <text:s/></text:span></text:p>
            </text:list-item>
          </text:list>
          <text:list text:style-name="L7">
            <text:list-item>
              <text:p text:style-name="P8"><text:span text:style-name="T11"><text:s text:c="6"/></text:span><text:span text:style-name="T12">Electron spin <text:s text:c="2"/></text:span></text:p>
            </text:list-item>
          </text:list>
          <text:list text:style-name="L8">
            <text:list-item>
              <text:p text:style-name="P8"><text:span text:style-name="T12"/></text:p>
            </text:list-item>
          </text:list>
          <text:list text:style-name="L8">
            <text:list-item>
              <text:p text:style-name="P8"><text:span text:style-name="T12">Pauli: <text:s/></text:span><text:span text:style-name="T11">No 2 e- in same state.</text:span></text:p>
            </text:list-item>
          </text:list>
          <draw:enhanced-geometry svg:viewBox="0 0 21600 21600" draw:type="rectangle" draw:enhanced-path="M 0 0 L 21600 0 21600 21600 0 21600 0 0 Z N"/>
        </draw:custom-shape>
        <presentation:notes draw:style-name="dp2">
          <draw:page-thumbnail draw:layer="layout" svg:width="12.692cm" svg:height="9.517cm" svg:x="3.179cm" svg:y="1.909cm" draw:page-number="14"/>
          <draw:frame presentation:style-name="pr3" draw:text-style-name="P7" draw:layer="layout" svg:width="15.24cm" svg:height="11.432cm" svg:x="1.905cm" svg:y="12.065cm" presentation:class="notes" presentation:placeholder="true">
            <draw:text-box/>
          </draw:frame>
        </presentation:notes>
      </draw:page>
      <draw:page draw:name="page15" draw:style-name="dp3" draw:master-page-name="Default">
        <office:forms form:automatic-focus="false" form:apply-design-mode="false"/>
        <draw:custom-shape draw:style-name="gr4" draw:text-style-name="P10" draw:layer="layout" svg:width="15.263cm" svg:height="1.819cm" svg:x="2.127cm" svg:y="0.348cm">
          <text:p text:style-name="P8"><text:span text:style-name="T10"><text:s text:c="12"/></text:span><text:span text:style-name="T10">Atomic Structure</text:span></text:p>
          <draw:enhanced-geometry svg:viewBox="0 0 21600 21600" draw:type="rectangle" draw:enhanced-path="M 0 0 L 21600 0 21600 21600 0 21600 0 0 Z N"/>
        </draw:custom-shape>
        <draw:custom-shape draw:style-name="gr1" draw:text-style-name="P10" draw:layer="layout" svg:width="23.918cm" svg:height="15.483cm" svg:x="1.482cm" svg:y="2.377cm">
          <text:list text:style-name="L7">
            <text:list-item>
              <text:p text:style-name="P8"><text:span text:style-name="T11"/></text:p>
            </text:list-item>
          </text:list>
          <text:list text:style-name="L7">
            <text:list-item>
              <text:p text:style-name="P9"><text:span text:style-name="T11"><text:s text:c="3"/></text:span><text:span text:style-name="T11">Atomic quantum numbers:</text:span></text:p>
            </text:list-item>
          </text:list>
          <text:list text:style-name="L8">
            <text:list-item>
              <text:p text:style-name="P8"><text:span text:style-name="T12"><text:s text:c="8"/></text:span><text:span text:style-name="T42">n, l, m, s</text:span><text:span text:style-name="T12"> <text:s text:c="2"/>- completely specify state, E</text:span></text:p>
            </text:list-item>
          </text:list>
          <text:list text:style-name="L8">
            <text:list-item>
              <text:p text:style-name="P8"><text:span text:style-name="T12"><text:s text:c="3"/></text:span></text:p>
            </text:list-item>
          </text:list>
          <text:list text:style-name="L8">
            <text:list-item>
              <text:p text:style-name="P8"><text:span text:style-name="T12"><text:s text:c="8"/></text:span><text:span text:style-name="T12">n <text:s text:c="4"/>= <text:s text:c="3"/>1, <text:s/>2, <text:s/>3, <text:s/>4 <text:s/>….</text:span></text:p>
            </text:list-item>
          </text:list>
          <text:list text:style-name="L8">
            <text:list-item>
              <text:p text:style-name="P8"><text:span text:style-name="T12"><text:s text:c="4"/></text:span><text:span text:style-name="T12">shell <text:s text:c="2"/>= <text:s text:c="4"/>K <text:s/>L <text:s/>M <text:s/>N ….</text:span></text:p>
            </text:list-item>
          </text:list>
          <text:list text:style-name="L8">
            <text:list-item>
              <text:p text:style-name="P8"><text:span text:style-name="T12"><text:s/></text:span><text:span text:style-name="T12">max n</text:span><text:span text:style-name="T43">e <text:s/></text:span><text:span text:style-name="T12"><text:s/>= <text:s text:c="4"/>2 <text:s text:c="2"/>8 <text:s/>….</text:span></text:p>
            </text:list-item>
          </text:list>
          <text:list text:style-name="L8">
            <text:list-item>
              <text:p text:style-name="P8"><text:span text:style-name="T44"><text:s text:c="12"/></text:span><text:span text:style-name="T44">l <text:s/>= <text:s text:c="4"/>0 <text:s text:c="2"/>1 <text:s text:c="2"/>2 <text:s text:c="2"/>3 <text:s text:c="2"/>4 <text:s/>….</text:span></text:p>
            </text:list-item>
          </text:list>
          <text:list text:style-name="L10">
            <text:list-item>
              <text:p text:style-name="P8"><text:span text:style-name="T44"><text:s text:c="23"/></text:span><text:span text:style-name="T44">s <text:s text:c="2"/>p <text:s text:c="2"/>d <text:s text:c="2"/>f <text:s text:c="2"/>g ….</text:span></text:p>
            </text:list-item>
          </text:list>
          <text:list text:style-name="L8">
            <text:list-item>
              <text:p text:style-name="P8"><text:span text:style-name="T12"/></text:p>
            </text:list-item>
          </text:list>
          <text:list text:style-name="L8">
            <text:list-item>
              <text:p text:style-name="P8"><text:span text:style-name="T44"/></text:p>
            </text:list-item>
          </text:list>
          <text:list text:style-name="L8">
            <text:list-item>
              <text:p text:style-name="P8"><text:span text:style-name="T44"><text:s text:c="6"/></text:span></text:p>
            </text:list-item>
          </text:list>
          <draw:enhanced-geometry svg:viewBox="0 0 21600 21600" draw:type="rectangle" draw:enhanced-path="M 0 0 L 21600 0 21600 21600 0 21600 0 0 Z N"/>
        </draw:custom-shape>
        <presentation:notes draw:style-name="dp2">
          <draw:page-thumbnail draw:layer="layout" svg:width="12.692cm" svg:height="9.517cm" svg:x="3.179cm" svg:y="1.909cm" draw:page-number="15"/>
          <draw:frame presentation:style-name="pr3" draw:text-style-name="P7" draw:layer="layout" svg:width="15.24cm" svg:height="11.432cm" svg:x="1.905cm" svg:y="12.065cm" presentation:class="notes" presentation:placeholder="true">
            <draw:text-box/>
          </draw:frame>
        </presentation:notes>
      </draw:page>
      <draw:page draw:name="page16" draw:style-name="dp3" draw:master-page-name="Default">
        <office:forms form:automatic-focus="false" form:apply-design-mode="false"/>
        <draw:custom-shape draw:style-name="gr4" draw:text-style-name="P10" draw:layer="layout" svg:width="15.263cm" svg:height="1.819cm" svg:x="2.127cm" svg:y="0.348cm">
          <text:p text:style-name="P8"><text:span text:style-name="T10"><text:s text:c="12"/></text:span><text:span text:style-name="T10">Atomic Structure</text:span></text:p>
          <draw:enhanced-geometry svg:viewBox="0 0 21600 21600" draw:type="rectangle" draw:enhanced-path="M 0 0 L 21600 0 21600 21600 0 21600 0 0 Z N"/>
        </draw:custom-shape>
        <draw:custom-shape draw:style-name="gr1" draw:text-style-name="P10" draw:layer="layout" svg:width="23.918cm" svg:height="15.993cm" svg:x="1.482cm" svg:y="1.089cm">
          <text:list text:style-name="L7">
            <text:list-item>
              <text:p text:style-name="P8"><text:span text:style-name="T40"/></text:p>
            </text:list-item>
          </text:list>
          <text:list text:style-name="L11">
            <text:list-item>
              <text:p text:style-name="P9"><text:span text:style-name="T45"><text:s text:c="3"/></text:span><text:span text:style-name="T45">Refinements to Bohr:</text:span><text:span text:style-name="T40"> <text:s text:c="6"/>n</text:span></text:p>
            </text:list-item>
          </text:list>
          <text:list text:style-name="L8">
            <text:list-item>
              <text:p text:style-name="P8"><text:span text:style-name="T46"><text:s text:c="6"/></text:span><text:span text:style-name="T46">Elliptical e-orbits: <text:s text:c="11"/></text:span><text:span text:style-name="T40">k</text:span></text:p>
            </text:list-item>
          </text:list>
          <text:list text:style-name="L8">
            <text:list-item>
              <text:p text:style-name="P8"><text:span text:style-name="T46"><text:s text:c="6"/></text:span><text:span text:style-name="T46">Space quantization: <text:s/>Orientation of orbits</text:span></text:p>
            </text:list-item>
          </text:list>
          <text:list text:style-name="L8">
            <text:list-item>
              <text:p text:style-name="P8"><text:span text:style-name="T46"><text:s text:c="11"/></text:span><text:span text:style-name="T46">w.r.t. magnetic field:</text:span><text:span text:style-name="T40"> <text:s text:c="2"/>m <text:s/></text:span></text:p>
            </text:list-item>
          </text:list>
          <text:list text:style-name="L7">
            <text:list-item>
              <text:p text:style-name="P8"><text:span text:style-name="T40"><text:s text:c="6"/></text:span><text:span text:style-name="T46">Electron spin: <text:s text:c="19"/></text:span><text:span text:style-name="T40">s</text:span><text:span text:style-name="T47"> </text:span></text:p>
            </text:list-item>
          </text:list>
          <text:list text:style-name="L11">
            <text:list-item>
              <text:p text:style-name="P9"><text:span text:style-name="T45"><text:s text:c="3"/></text:span><text:span text:style-name="T45">Pauli: <text:s/>Ferminons:</text:span><text:span text:style-name="T46"> <text:s/></text:span></text:p>
            </text:list-item>
          </text:list>
          <text:list text:style-name="L8">
            <text:list-item>
              <text:p text:style-name="P8"><text:span text:style-name="T46"><text:s text:c="6"/></text:span><text:span text:style-name="T46">No 2 e- in same state:</text:span><text:span text:style-name="T40"> <text:s text:c="2"/>[n,k,m,s]</text:span></text:p>
            </text:list-item>
          </text:list>
          <text:list text:style-name="L11">
            <text:list-item>
              <text:p text:style-name="P9"><text:span text:style-name="T45"><text:s text:c="2"/></text:span><text:span text:style-name="T45">Shroedinger Wave function:</text:span></text:p>
            </text:list-item>
          </text:list>
          <text:list text:style-name="L11">
            <text:list-item>
              <text:p text:style-name="P8"><text:span text:style-name="T45"><text:s text:c="8"/></text:span><text:span text:style-name="T40">n =&gt; principle quantum number (radial)</text:span></text:p>
            </text:list-item>
          </text:list>
          <text:list text:style-name="L7">
            <text:list-item>
              <text:p text:style-name="P8"><text:span text:style-name="T40"><text:s text:c="8"/></text:span><text:span text:style-name="T40">l <text:s/>=&gt; orbital angular momentum 0, 1, … n</text:span></text:p>
            </text:list-item>
          </text:list>
          <text:list text:style-name="L7">
            <text:list-item>
              <text:p text:style-name="P8"><text:span text:style-name="T40"><text:s text:c="8"/></text:span><text:span text:style-name="T40">m =&gt; magnetic sublevels (degenerate if B=0)</text:span></text:p>
            </text:list-item>
          </text:list>
          <text:list text:style-name="L7">
            <text:list-item>
              <text:p text:style-name="P8"><text:span text:style-name="T40"><text:s text:c="9"/></text:span><text:span text:style-name="T40">s =&gt; electron spid <text:s/>+/- <text:s/>1/2</text:span></text:p>
            </text:list-item>
          </text:list>
          <text:list text:style-name="L11">
            <text:list-item>
              <text:p text:style-name="P8"><text:span text:style-name="T48"><text:s/></text:span></text:p>
            </text:list-item>
          </text:list>
          <draw:enhanced-geometry svg:viewBox="0 0 21600 21600" draw:type="rectangle" draw:enhanced-path="M 0 0 L 21600 0 21600 21600 0 21600 0 0 Z N"/>
        </draw:custom-shape>
        <presentation:notes draw:style-name="dp2">
          <draw:page-thumbnail draw:layer="layout" svg:width="12.692cm" svg:height="9.517cm" svg:x="3.179cm" svg:y="1.909cm" draw:page-number="16"/>
          <draw:frame presentation:style-name="pr3" draw:text-style-name="P7" draw:layer="layout" svg:width="15.24cm" svg:height="11.432cm" svg:x="1.905cm" svg:y="12.065cm" presentation:class="notes" presentation:placeholder="true">
            <draw:text-box/>
          </draw:frame>
        </presentation:notes>
      </draw:page>
      <draw:page draw:name="page17" draw:style-name="dp3" draw:master-page-name="Default">
        <office:forms form:automatic-focus="false" form:apply-design-mode="false"/>
        <draw:custom-shape draw:style-name="gr4" draw:text-style-name="P10" draw:layer="layout" svg:width="15.263cm" svg:height="1.819cm" svg:x="2.127cm" svg:y="0.348cm">
          <text:p text:style-name="P8"><text:span text:style-name="T10"><text:s text:c="12"/></text:span><text:span text:style-name="T10">Atomic Structure</text:span></text:p>
          <draw:enhanced-geometry svg:viewBox="0 0 21600 21600" draw:type="rectangle" draw:enhanced-path="M 0 0 L 21600 0 21600 21600 0 21600 0 0 Z N"/>
        </draw:custom-shape>
        <draw:custom-shape draw:style-name="gr1" draw:text-style-name="P10" draw:layer="layout" svg:width="23.918cm" svg:height="15.614cm" svg:x="1.482cm" svg:y="2.377cm">
          <text:list text:style-name="L7">
            <text:list-item>
              <text:p text:style-name="P8"><text:span text:style-name="T11">Multi-electron atoms/ions</text:span></text:p>
            </text:list-item>
          </text:list>
          <text:list text:style-name="L7">
            <text:list-item>
              <text:p text:style-name="P9"><text:span text:style-name="T11"><text:s text:c="3"/></text:span><text:span text:style-name="T11">Atomic quantum numbers:</text:span></text:p>
            </text:list-item>
          </text:list>
          <text:list text:style-name="L8">
            <text:list-item>
              <text:p text:style-name="P8"><text:span text:style-name="T12"><text:s text:c="8"/></text:span><text:span text:style-name="T42">n, l, m, s</text:span><text:span text:style-name="T12"> <text:s text:c="2"/>- completely specify state, E</text:span></text:p>
            </text:list-item>
          </text:list>
          <text:list text:style-name="L8">
            <text:list-item>
              <text:p text:style-name="P8"><text:span text:style-name="T12"><text:s text:c="3"/></text:span></text:p>
            </text:list-item>
          </text:list>
          <text:list text:style-name="L8">
            <text:list-item>
              <text:p text:style-name="P8"><text:span text:style-name="T12"><text:s text:c="8"/></text:span><text:span text:style-name="T11">n <text:s text:c="4"/>= <text:s text:c="3"/>1, <text:s/>2, <text:s/>3, <text:s/>4 <text:s/>….</text:span></text:p>
            </text:list-item>
          </text:list>
          <text:list text:style-name="L7">
            <text:list-item>
              <text:p text:style-name="P8"><text:span text:style-name="T11"><text:s text:c="4"/></text:span><text:span text:style-name="T11">shell <text:s text:c="2"/>= <text:s text:c="4"/>K <text:s/>L <text:s/>M <text:s/>N ….</text:span></text:p>
            </text:list-item>
          </text:list>
          <text:list text:style-name="L7">
            <text:list-item>
              <text:p text:style-name="P8"><text:span text:style-name="T11"><text:s/></text:span><text:span text:style-name="T11">max n</text:span><text:span text:style-name="T49">e <text:s/></text:span><text:span text:style-name="T11"><text:s/>= <text:s text:c="4"/>2 <text:s text:c="2"/>8 <text:s/>….</text:span></text:p>
            </text:list-item>
          </text:list>
          <text:list text:style-name="L8">
            <text:list-item>
              <text:p text:style-name="P8"><text:span text:style-name="T12"><text:s text:c="12"/></text:span><text:span text:style-name="T11">l <text:s/>= <text:s text:c="4"/>0 <text:s text:c="2"/>1 <text:s text:c="2"/>2 <text:s text:c="2"/>3 <text:s text:c="2"/>4 <text:s/>….</text:span></text:p>
            </text:list-item>
          </text:list>
          <text:list text:style-name="L7">
            <text:list-item>
              <text:p text:style-name="P8"><text:span text:style-name="T11"><text:s text:c="23"/></text:span><text:span text:style-name="T11">s <text:s text:c="2"/>p <text:s text:c="2"/>d <text:s text:c="2"/>f <text:s text:c="2"/>g ….</text:span></text:p>
            </text:list-item>
          </text:list>
          <text:list text:style-name="L8">
            <text:list-item>
              <text:p text:style-name="P8"><text:span text:style-name="T12">Selection rules: <text:s/></text:span><text:span text:style-name="T50"></text:span><text:span text:style-name="T11">l = +/- 1 </text:span></text:p>
            </text:list-item>
          </text:list>
          <text:list text:style-name="L7">
            <text:list-item>
              <text:p text:style-name="P8"><text:span text:style-name="T11"/></text:p>
            </text:list-item>
          </text:list>
          <text:list text:style-name="L8">
            <text:list-item>
              <text:p text:style-name="P8"><text:span text:style-name="T12"><text:s text:c="6"/></text:span></text:p>
            </text:list-item>
          </text:list>
          <draw:enhanced-geometry svg:viewBox="0 0 21600 21600" draw:type="rectangle" draw:enhanced-path="M 0 0 L 21600 0 21600 21600 0 21600 0 0 Z N"/>
        </draw:custom-shape>
        <presentation:notes draw:style-name="dp2">
          <draw:page-thumbnail draw:layer="layout" svg:width="12.692cm" svg:height="9.517cm" svg:x="3.179cm" svg:y="1.909cm" draw:page-number="17"/>
          <draw:frame presentation:style-name="pr3" draw:text-style-name="P7" draw:layer="layout" svg:width="15.24cm" svg:height="11.432cm" svg:x="1.905cm" svg:y="12.065cm" presentation:class="notes" presentation:placeholder="true">
            <draw:text-box/>
          </draw:frame>
        </presentation:notes>
      </draw:page>
      <draw:page draw:name="page18" draw:style-name="dp3" draw:master-page-name="Default">
        <office:forms form:automatic-focus="false" form:apply-design-mode="false"/>
        <draw:frame draw:style-name="gr7" draw:text-style-name="P11" draw:layer="layout" svg:width="16.232cm" svg:height="10.923cm" svg:x="0cm" svg:y="0cm">
          <draw:image xlink:href="Pictures/2000000800017C8C0001001C383403D9.wmf" xlink:type="simple" xlink:show="embed" xlink:actuate="onLoad">
            <text:p text:style-name="P7"/>
          </draw:image>
        </draw:frame>
        <draw:frame draw:style-name="gr7" draw:text-style-name="P11" draw:layer="layout" svg:width="11.972cm" svg:height="11.117cm" svg:x="13.463cm" svg:y="7.968cm">
          <draw:image xlink:href="Pictures/20000008000118B5000104A80CC2D94E.wmf" xlink:type="simple" xlink:show="embed" xlink:actuate="onLoad">
            <text:p text:style-name="P7"/>
          </draw:image>
        </draw:frame>
        <presentation:notes draw:style-name="dp2">
          <draw:page-thumbnail draw:layer="layout" svg:width="12.692cm" svg:height="9.517cm" svg:x="3.179cm" svg:y="1.909cm" draw:page-number="18"/>
          <draw:frame presentation:style-name="pr3" draw:text-style-name="P7" draw:layer="layout" svg:width="15.24cm" svg:height="11.432cm" svg:x="1.905cm" svg:y="12.065cm" presentation:class="notes" presentation:placeholder="true">
            <draw:text-box/>
          </draw:frame>
        </presentation:notes>
      </draw:page>
      <draw:page draw:name="page19" draw:style-name="dp3" draw:master-page-name="Default">
        <draw:frame draw:style-name="gr7" draw:text-style-name="P11" draw:layer="layout" svg:width="20.25cm" svg:height="18.957cm" svg:x="1.693cm" svg:y="0.128cm">
          <draw:image xlink:href="Pictures/200000080001DAB30001BC6B326A9E68.wmf" xlink:type="simple" xlink:show="embed" xlink:actuate="onLoad">
            <text:p text:style-name="P7"/>
          </draw:image>
        </draw:frame>
        <presentation:notes draw:style-name="dp2">
          <draw:page-thumbnail draw:layer="layout" svg:width="12.692cm" svg:height="9.517cm" svg:x="3.179cm" svg:y="1.909cm" draw:page-number="19"/>
          <draw:frame presentation:style-name="pr3" draw:text-style-name="P7" draw:layer="layout" svg:width="15.24cm" svg:height="11.432cm" svg:x="1.905cm" svg:y="12.065cm" presentation:class="notes" presentation:placeholder="true">
            <draw:text-box/>
          </draw:frame>
        </presentation:notes>
      </draw:page>
      <draw:page draw:name="page20" draw:style-name="dp3" draw:master-page-name="Default">
        <draw:frame draw:style-name="gr7" draw:text-style-name="P11" draw:layer="layout" svg:width="15.58cm" svg:height="16.624cm" svg:x="4.445cm" svg:y="2.461cm">
          <draw:image xlink:href="Pictures/2000000800016D40000185BEC7D12F27.wmf" xlink:type="simple" xlink:show="embed" xlink:actuate="onLoad">
            <text:p text:style-name="P7"/>
          </draw:image>
        </draw:frame>
        <draw:custom-shape draw:style-name="gr4" draw:text-style-name="P10" draw:layer="layout" svg:width="19.221cm" svg:height="1.214cm" svg:x="1.855cm" svg:y="0.75cm">
          <text:p text:style-name="P8"><text:span text:style-name="T15">Hydrogen energy levels showing allowed transitions</text:span></text:p>
          <draw:enhanced-geometry svg:viewBox="0 0 21600 21600" draw:type="rectangle" draw:enhanced-path="M 0 0 L 21600 0 21600 21600 0 21600 0 0 Z N"/>
        </draw:custom-shape>
        <presentation:notes draw:style-name="dp2">
          <draw:page-thumbnail draw:layer="layout" svg:width="12.692cm" svg:height="9.517cm" svg:x="3.179cm" svg:y="1.909cm" draw:page-number="20"/>
          <draw:frame presentation:style-name="pr3" draw:text-style-name="P7" draw:layer="layout" svg:width="15.24cm" svg:height="11.432cm" svg:x="1.905cm" svg:y="12.065cm" presentation:class="notes" presentation:placeholder="true">
            <draw:text-box/>
          </draw:frame>
        </presentation:notes>
      </draw:page>
      <draw:page draw:name="page21" draw:style-name="dp3" draw:master-page-name="Default">
        <draw:custom-shape draw:style-name="gr4" draw:text-style-name="P10" draw:layer="layout" svg:width="17.295cm" svg:height="1.214cm" svg:x="1.852cm" svg:y="0.75cm">
          <text:p text:style-name="P8"><text:span text:style-name="T15">Hydrogen energy levels showing fine structure</text:span></text:p>
          <draw:enhanced-geometry svg:viewBox="0 0 21600 21600" draw:type="rectangle" draw:enhanced-path="M 0 0 L 21600 0 21600 21600 0 21600 0 0 Z N"/>
        </draw:custom-shape>
        <draw:line draw:style-name="gr18" draw:text-style-name="P11" draw:layer="layout" svg:x1="2.284cm" svg:y1="16.722cm" svg:x2="5.08cm" svg:y2="16.722cm">
          <text:p text:style-name="P7"/>
        </draw:line>
        <draw:line draw:style-name="gr18" draw:text-style-name="P11" draw:layer="layout" svg:x1="2.328cm" svg:y1="8.89cm" svg:x2="5.124cm" svg:y2="8.89cm">
          <text:p text:style-name="P7"/>
        </draw:line>
        <draw:line draw:style-name="gr18" draw:text-style-name="P11" draw:layer="layout" svg:x1="2.328cm" svg:y1="5.503cm" svg:x2="5.124cm" svg:y2="5.503cm">
          <text:p text:style-name="P7"/>
        </draw:line>
        <draw:line draw:style-name="gr18" draw:text-style-name="P11" draw:layer="layout" svg:x1="5.883cm" svg:y1="8.678cm" svg:x2="8.678cm" svg:y2="8.678cm">
          <text:p text:style-name="P7"/>
        </draw:line>
        <draw:line draw:style-name="gr18" draw:text-style-name="P11" draw:layer="layout" svg:x1="5.927cm" svg:y1="9.313cm" svg:x2="8.722cm" svg:y2="9.313cm">
          <text:p text:style-name="P7"/>
        </draw:line>
        <draw:line draw:style-name="gr18" draw:text-style-name="P11" draw:layer="layout" svg:x1="5.883cm" svg:y1="5.503cm" svg:x2="8.678cm" svg:y2="5.503cm">
          <text:p text:style-name="P7"/>
        </draw:line>
        <draw:line draw:style-name="gr18" draw:text-style-name="P11" draw:layer="layout" svg:x1="5.927cm" svg:y1="5.08cm" svg:x2="8.722cm" svg:y2="5.08cm">
          <text:p text:style-name="P7"/>
        </draw:line>
        <draw:line draw:style-name="gr18" draw:text-style-name="P11" draw:layer="layout" svg:x1="9.269cm" svg:y1="5.08cm" svg:x2="12.065cm" svg:y2="5.08cm">
          <text:p text:style-name="P7"/>
        </draw:line>
        <draw:line draw:style-name="gr18" draw:text-style-name="P11" draw:layer="layout" svg:x1="9.269cm" svg:y1="4.868cm" svg:x2="12.065cm" svg:y2="4.868cm">
          <text:p text:style-name="P7"/>
        </draw:line>
        <draw:line draw:style-name="gr19" draw:text-style-name="P11" draw:layer="layout" svg:x1="3.81cm" svg:y1="5.503cm" svg:x2="6.35cm" svg:y2="9.313cm">
          <text:p text:style-name="P7"/>
        </draw:line>
        <draw:line draw:style-name="gr20" draw:text-style-name="P11" draw:layer="layout" svg:x1="4.657cm" svg:y1="5.503cm" svg:x2="6.773cm" svg:y2="8.678cm">
          <text:p text:style-name="P7"/>
        </draw:line>
        <draw:line draw:style-name="gr21" draw:text-style-name="P11" draw:layer="layout" svg:x1="6.469cm" svg:y1="5.08cm" svg:x2="2.963cm" svg:y2="8.89cm">
          <text:p text:style-name="P7"/>
        </draw:line>
        <draw:line draw:style-name="gr22" draw:text-style-name="P11" draw:layer="layout" svg:x1="6.984cm" svg:y1="5.503cm" svg:x2="3.809cm" svg:y2="8.89cm">
          <text:p text:style-name="P7"/>
        </draw:line>
        <draw:line draw:style-name="gr23" draw:text-style-name="P11" draw:layer="layout" svg:x1="11.641cm" svg:y1="5.08cm" svg:x2="8.254cm" svg:y2="9.313cm">
          <text:p text:style-name="P7"/>
        </draw:line>
        <draw:line draw:style-name="gr24" draw:text-style-name="P11" draw:layer="layout" svg:x1="11.006cm" svg:y1="5.08cm" svg:x2="7.619cm" svg:y2="8.678cm">
          <text:p text:style-name="P7"/>
        </draw:line>
        <draw:line draw:style-name="gr25" draw:text-style-name="P11" draw:layer="layout" svg:x1="10.583cm" svg:y1="4.868cm" svg:x2="6.985cm" svg:y2="8.678cm">
          <text:p text:style-name="P7"/>
        </draw:line>
        <draw:line draw:style-name="gr26" draw:text-style-name="P11" draw:layer="layout" svg:x1="6.773cm" svg:y1="9.313cm" svg:x2="2.963cm" svg:y2="16.722cm">
          <text:p text:style-name="P7"/>
        </draw:line>
        <draw:line draw:style-name="gr27" draw:text-style-name="P11" draw:layer="layout" svg:x1="7.62cm" svg:y1="9.313cm" svg:x2="3.81cm" svg:y2="16.722cm">
          <text:p text:style-name="P7"/>
        </draw:line>
        <draw:custom-shape draw:style-name="gr1" draw:text-style-name="P10" draw:layer="layout" svg:width="10.05cm" svg:height="1.857cm" svg:x="2.862cm" svg:y="16.722cm">
          <text:p text:style-name="P8"><text:span text:style-name="T51">l = 0 <text:s text:c="15"/>l = 1 <text:s text:c="11"/>l = 2</text:span></text:p>
          <text:p text:style-name="P8"><text:span text:style-name="T51"><text:s text:c="2"/></text:span><text:span text:style-name="T51">S <text:s text:c="21"/>P <text:s text:c="17"/>D</text:span></text:p>
          <draw:enhanced-geometry svg:viewBox="0 0 21600 21600" draw:type="rectangle" draw:enhanced-path="M 0 0 L 21600 0 21600 21600 0 21600 0 0 Z N"/>
        </draw:custom-shape>
        <draw:custom-shape draw:style-name="gr4" draw:text-style-name="P10" draw:layer="layout" svg:width="1.89cm" svg:height="11.741cm" svg:x="0.44cm" svg:y="4.233cm">
          <text:p text:style-name="P8"><text:span text:style-name="T17">n=3</text:span></text:p>
          <text:p text:style-name="P8"><text:span text:style-name="T17"/></text:p>
          <text:p text:style-name="P8"><text:span text:style-name="T17"/></text:p>
          <text:p text:style-name="P8"><text:span text:style-name="T17">n=2</text:span></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n=1</text:span></text:p>
          <draw:enhanced-geometry svg:viewBox="0 0 21600 21600" draw:type="rectangle" draw:enhanced-path="M 0 0 L 21600 0 21600 21600 0 21600 0 0 Z N"/>
        </draw:custom-shape>
        <draw:custom-shape draw:style-name="gr4" draw:text-style-name="P10" draw:layer="layout" svg:width="2.254cm" svg:height="9.03cm" svg:x="10.746cm" svg:y="6.518cm">
          <text:p text:style-name="P8"><text:span text:style-name="T14">H</text:span><text:span text:style-name="T19"></text:span></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8"><text:span text:style-name="T29">Ly</text:span><text:span text:style-name="T52"></text:span></text:p>
          <draw:enhanced-geometry svg:viewBox="0 0 21600 21600" draw:type="rectangle" draw:enhanced-path="M 0 0 L 21600 0 21600 21600 0 21600 0 0 Z N"/>
        </draw:custom-shape>
        <draw:custom-shape draw:style-name="gr4" draw:text-style-name="P10" draw:layer="layout" svg:width="7.86cm" svg:height="5.515cm" svg:x="16.154cm" svg:y="2.589cm">
          <text:p text:style-name="P8"><text:span text:style-name="T53">Fine structure const.:</text:span></text:p>
          <text:p text:style-name="P8"><text:span text:style-name="T20"><text:s text:c="2"/></text:span><text:span text:style-name="T21"></text:span><text:span text:style-name="T20"> </text:span><text:span text:style-name="T20">= e</text:span><text:span text:style-name="T23">2</text:span><text:span text:style-name="T20">/ <text:s/>hc = 1/137</text:span></text:p>
          <text:p text:style-name="P8"><text:span text:style-name="T20"/></text:p>
          <text:p text:style-name="P8"><text:span text:style-name="T53">Fine structure:</text:span></text:p>
          <text:p text:style-name="P8"><text:span text:style-name="T53"><text:s text:c="2"/></text:span><text:span text:style-name="T54"></text:span><text:span text:style-name="T53">E / E ~ </text:span><text:span text:style-name="T54"></text:span><text:span text:style-name="T55">4 </text:span><text:span text:style-name="T53">~ 5x10</text:span><text:span text:style-name="T55">-5</text:span><text:span text:style-name="T53"> <text:s text:c="2"/>eV</text:span></text:p>
          <text:p text:style-name="P8"><text:span text:style-name="T53">Spin / orbit <text:s/>(l * s)</text:span></text:p>
          <draw:enhanced-geometry svg:viewBox="0 0 21600 21600" draw:type="rectangle" draw:enhanced-path="M 0 0 L 21600 0 21600 21600 0 21600 0 0 Z N"/>
        </draw:custom-shape>
        <draw:custom-shape draw:style-name="gr4" draw:text-style-name="P10" draw:layer="layout" svg:width="2.076cm" svg:height="0.985cm" svg:x="0.653cm" svg:y="17.145cm">
          <text:p text:style-name="P8"><text:span text:style-name="T56">1s</text:span><text:span text:style-name="T57"> <text:s/>2</text:span><text:span text:style-name="T56">S</text:span><text:span text:style-name="T58">1/2</text:span></text:p>
          <draw:enhanced-geometry svg:viewBox="0 0 21600 21600" draw:type="rectangle" draw:enhanced-path="M 0 0 L 21600 0 21600 21600 0 21600 0 0 Z N"/>
        </draw:custom-shape>
        <draw:custom-shape draw:style-name="gr4" draw:text-style-name="P10" draw:layer="layout" svg:width="1.996cm" svg:height="0.985cm" svg:x="0.742cm" svg:y="9.141cm">
          <text:p text:style-name="P8"><text:span text:style-name="T56">2s</text:span><text:span text:style-name="T57"> 2</text:span><text:span text:style-name="T56">S</text:span><text:span text:style-name="T58">1/2</text:span></text:p>
          <draw:enhanced-geometry svg:viewBox="0 0 21600 21600" draw:type="rectangle" draw:enhanced-path="M 0 0 L 21600 0 21600 21600 0 21600 0 0 Z N"/>
        </draw:custom-shape>
        <draw:custom-shape draw:style-name="gr4" draw:text-style-name="P10" draw:layer="layout" svg:width="2.076cm" svg:height="0.985cm" svg:x="0.913cm" svg:y="5.503cm">
          <text:p text:style-name="P8"><text:span text:style-name="T56">3s</text:span><text:span text:style-name="T57"> <text:s/>2</text:span><text:span text:style-name="T56">S</text:span><text:span text:style-name="T58">1/2</text:span></text:p>
          <draw:enhanced-geometry svg:viewBox="0 0 21600 21600" draw:type="rectangle" draw:enhanced-path="M 0 0 L 21600 0 21600 21600 0 21600 0 0 Z N"/>
        </draw:custom-shape>
        <draw:custom-shape draw:style-name="gr4" draw:text-style-name="P10" draw:layer="layout" svg:width="2.284cm" svg:height="0.985cm" svg:x="6.513cm" svg:y="4.022cm">
          <text:p text:style-name="P8"><text:span text:style-name="T56">3p</text:span><text:span text:style-name="T57"> 2</text:span><text:span text:style-name="T56">P</text:span><text:span text:style-name="T57">o</text:span><text:span text:style-name="T58">3/2</text:span></text:p>
          <draw:enhanced-geometry svg:viewBox="0 0 21600 21600" draw:type="rectangle" draw:enhanced-path="M 0 0 L 21600 0 21600 21600 0 21600 0 0 Z N"/>
        </draw:custom-shape>
        <draw:custom-shape draw:style-name="gr4" draw:text-style-name="P10" draw:layer="layout" svg:width="2.284cm" svg:height="0.985cm" svg:x="6.544cm" svg:y="5.503cm">
          <text:p text:style-name="P8"><text:span text:style-name="T56">3p</text:span><text:span text:style-name="T57"> 2</text:span><text:span text:style-name="T56">P</text:span><text:span text:style-name="T57">o</text:span><text:span text:style-name="T58">1/2</text:span></text:p>
          <draw:enhanced-geometry svg:viewBox="0 0 21600 21600" draw:type="rectangle" draw:enhanced-path="M 0 0 L 21600 0 21600 21600 0 21600 0 0 Z N"/>
        </draw:custom-shape>
        <draw:custom-shape draw:style-name="gr4" draw:text-style-name="P10" draw:layer="layout" svg:width="2.182cm" svg:height="0.985cm" svg:x="12.151cm" svg:y="3.933cm">
          <text:p text:style-name="P8"><text:span text:style-name="T56">3d</text:span><text:span text:style-name="T57"> 2</text:span><text:span text:style-name="T56">D</text:span><text:span text:style-name="T58">5/2</text:span></text:p>
          <draw:enhanced-geometry svg:viewBox="0 0 21600 21600" draw:type="rectangle" draw:enhanced-path="M 0 0 L 21600 0 21600 21600 0 21600 0 0 Z N"/>
        </draw:custom-shape>
        <draw:custom-shape draw:style-name="gr4" draw:text-style-name="P10" draw:layer="layout" svg:width="2.182cm" svg:height="0.985cm" svg:x="12.125cm" svg:y="4.568cm">
          <text:p text:style-name="P8"><text:span text:style-name="T56">3d</text:span><text:span text:style-name="T57"> 2</text:span><text:span text:style-name="T56">D</text:span><text:span text:style-name="T58">3/2</text:span></text:p>
          <draw:enhanced-geometry svg:viewBox="0 0 21600 21600" draw:type="rectangle" draw:enhanced-path="M 0 0 L 21600 0 21600 21600 0 21600 0 0 Z N"/>
        </draw:custom-shape>
        <draw:custom-shape draw:style-name="gr4" draw:text-style-name="P10" draw:layer="layout" svg:width="2.284cm" svg:height="0.985cm" svg:x="9.053cm" svg:y="7.955cm">
          <text:p text:style-name="P8"><text:span text:style-name="T56">2p</text:span><text:span text:style-name="T57"> 2</text:span><text:span text:style-name="T56">P</text:span><text:span text:style-name="T57">o</text:span><text:span text:style-name="T58">3/2</text:span></text:p>
          <draw:enhanced-geometry svg:viewBox="0 0 21600 21600" draw:type="rectangle" draw:enhanced-path="M 0 0 L 21600 0 21600 21600 0 21600 0 0 Z N"/>
        </draw:custom-shape>
        <draw:custom-shape draw:style-name="gr4" draw:text-style-name="P10" draw:layer="layout" svg:width="2.284cm" svg:height="0.985cm" svg:x="9.053cm" svg:y="8.802cm">
          <text:p text:style-name="P8"><text:span text:style-name="T56">2p</text:span><text:span text:style-name="T57"> 2</text:span><text:span text:style-name="T56">P</text:span><text:span text:style-name="T57">o</text:span><text:span text:style-name="T58">1/2</text:span></text:p>
          <draw:enhanced-geometry svg:viewBox="0 0 21600 21600" draw:type="rectangle" draw:enhanced-path="M 0 0 L 21600 0 21600 21600 0 21600 0 0 Z N"/>
        </draw:custom-shape>
        <draw:line draw:style-name="gr28" draw:text-style-name="P11" draw:layer="layout" svg:x1="19.35cm" svg:y1="3.932cm" svg:x2="19.932cm" svg:y2="3.721cm">
          <text:p text:style-name="P7"/>
        </draw:line>
        <draw:line draw:style-name="gr29" draw:text-style-name="P11" draw:layer="layout" svg:x1="11.642cm" svg:y1="2.963cm" svg:x2="12.912cm" svg:y2="4.022cm">
          <text:p text:style-name="P7"/>
        </draw:line>
        <draw:custom-shape draw:style-name="gr4" draw:text-style-name="P10" draw:layer="layout" svg:width="1.754cm" svg:height="0.977cm" svg:x="9.393cm" svg:y="2.245cm">
          <text:p text:style-name="P8"><text:span text:style-name="T59">2s+1</text:span></text:p>
          <draw:enhanced-geometry svg:viewBox="0 0 21600 21600" draw:type="rectangle" draw:enhanced-path="M 0 0 L 21600 0 21600 21600 0 21600 0 0 Z N"/>
        </draw:custom-shape>
        <draw:custom-shape draw:style-name="gr4" draw:text-style-name="P10" draw:layer="layout" svg:width="1.869cm" svg:height="0.977cm" svg:x="14.16cm" svg:y="7.408cm">
          <text:p text:style-name="P8"><text:span text:style-name="T60">j=l+s</text:span></text:p>
          <draw:enhanced-geometry svg:viewBox="0 0 21600 21600" draw:type="rectangle" draw:enhanced-path="M 0 0 L 21600 0 21600 21600 0 21600 0 0 Z N"/>
        </draw:custom-shape>
        <draw:line draw:style-name="gr30" draw:text-style-name="P11" draw:layer="layout" svg:x1="14.811cm" svg:y1="7.407cm" svg:x2="14.154cm" svg:y2="5.498cm">
          <text:p text:style-name="P7"/>
        </draw:line>
        <draw:custom-shape draw:style-name="gr4" draw:text-style-name="P10" draw:layer="layout" svg:width="6.784cm" svg:height="1.921cm" svg:x="16.331cm" svg:y="8.846cm">
          <text:p text:style-name="P8"><text:span text:style-name="T53">Hyperfine structure:</text:span></text:p>
          <text:p text:style-name="P8"><text:span text:style-name="T53"><text:s/></text:span><text:span text:style-name="T54"></text:span><text:span text:style-name="T53">E ~ 6x10</text:span><text:span text:style-name="T55">-6</text:span><text:span text:style-name="T53"> <text:s text:c="2"/>eV</text:span></text:p>
          <draw:enhanced-geometry svg:viewBox="0 0 21600 21600" draw:type="rectangle" draw:enhanced-path="M 0 0 L 21600 0 21600 21600 0 21600 0 0 Z N"/>
        </draw:custom-shape>
        <draw:custom-shape draw:style-name="gr4" draw:text-style-name="P10" draw:layer="layout" svg:width="6.284cm" svg:height="5.202cm" svg:x="14.557cm" svg:y="11.364cm">
          <text:p text:style-name="P8"><text:span text:style-name="T61">Selection Rules:</text:span></text:p>
          <text:p text:style-name="P8"><text:span text:style-name="T61"><text:s/></text:span><text:span text:style-name="T62"></text:span><text:span text:style-name="T61">l <text:s/>= 0, +/-1</text:span></text:p>
          <text:p text:style-name="P8"><text:span text:style-name="T61"><text:s/></text:span><text:span text:style-name="T62"></text:span><text:span text:style-name="T61">j <text:s/>= 0, +/-1</text:span></text:p>
          <text:p text:style-name="P8"><text:span text:style-name="T61"><text:s/></text:span><text:span text:style-name="T61">even &lt;=&gt; odd</text:span></text:p>
          <text:p text:style-name="P8"><text:span text:style-name="T61"><text:s/></text:span></text:p>
          <draw:enhanced-geometry svg:viewBox="0 0 21600 21600" draw:type="rectangle" draw:enhanced-path="M 0 0 L 21600 0 21600 21600 0 21600 0 0 Z N"/>
        </draw:custom-shape>
        <draw:line draw:style-name="gr31" draw:text-style-name="P11" draw:layer="layout" svg:x1="3.056cm" svg:y1="8.89cm" svg:x2="3.056cm" svg:y2="11.364cm">
          <text:p text:style-name="P7"/>
        </draw:line>
        <draw:line draw:style-name="gr32" draw:text-style-name="P11" draw:layer="layout" svg:x1="3.055cm" svg:y1="11.853cm" svg:x2="2.962cm" svg:y2="16.66cm">
          <text:p text:style-name="P7"/>
        </draw:line>
        <draw:line draw:style-name="gr33" draw:text-style-name="P11" draw:layer="layout" svg:x1="2.328cm" svg:y1="11.364cm" svg:x2="3.81cm" svg:y2="11.364cm">
          <text:p text:style-name="P7"/>
        </draw:line>
        <presentation:notes draw:style-name="dp2">
          <draw:page-thumbnail draw:layer="layout" svg:width="12.692cm" svg:height="9.517cm" svg:x="3.179cm" svg:y="1.909cm" draw:page-number="21"/>
          <draw:frame presentation:style-name="pr3" draw:text-style-name="P7" draw:layer="layout" svg:width="15.24cm" svg:height="11.432cm" svg:x="1.905cm" svg:y="12.065cm" presentation:class="notes" presentation:placeholder="true">
            <draw:text-box/>
          </draw:frame>
        </presentation:notes>
      </draw:page>
      <draw:page draw:name="page22" draw:style-name="dp3" draw:master-page-name="Default">
        <draw:custom-shape draw:style-name="gr4" draw:text-style-name="P10" draw:layer="layout" svg:width="2.974cm" svg:height="1.819cm" svg:x="2.12cm" svg:y="0.348cm">
          <text:p text:style-name="P8"><text:span text:style-name="T10"><text:s text:c="7"/></text:span></text:p>
          <draw:enhanced-geometry svg:viewBox="0 0 21600 21600" draw:type="rectangle" draw:enhanced-path="M 0 0 L 21600 0 21600 21600 0 21600 0 0 Z N"/>
        </draw:custom-shape>
        <draw:frame draw:style-name="gr7" draw:text-style-name="P11" draw:layer="layout" svg:width="8.431cm" svg:height="3.281cm" svg:x="8.749cm" svg:y="11.783cm">
          <draw:image xlink:href="Pictures/200000080000C5B700004CFFD663366B.wmf" xlink:type="simple" xlink:show="embed" xlink:actuate="onLoad">
            <text:p text:style-name="P7"/>
          </draw:image>
        </draw:frame>
        <draw:frame draw:style-name="gr7" draw:text-style-name="P11" draw:layer="layout" svg:width="9.56cm" svg:height="3.245cm" svg:x="7.938cm" svg:y="6.315cm">
          <draw:image xlink:href="Pictures/200000080000E02C00004C2C41A87310.wmf" xlink:type="simple" xlink:show="embed" xlink:actuate="onLoad">
            <text:p text:style-name="P7"/>
          </draw:image>
        </draw:frame>
        <draw:frame draw:style-name="gr7" draw:text-style-name="P11" draw:layer="layout" svg:width="22.045cm" svg:height="1.834cm" svg:x="1.693cm" svg:y="14.605cm">
          <draw:image xlink:href="Pictures/20000008000204C400002B19D1DEDF36.wmf" xlink:type="simple" xlink:show="embed" xlink:actuate="onLoad">
            <text:p text:style-name="P7"/>
          </draw:image>
        </draw:frame>
        <draw:frame draw:style-name="gr7" draw:text-style-name="P11" draw:layer="layout" svg:width="17.741cm" svg:height="1.87cm" svg:x="3.845cm" svg:y="9.525cm">
          <draw:image xlink:href="Pictures/2000000800019FE400002BED93EFA423.wmf" xlink:type="simple" xlink:show="embed" xlink:actuate="onLoad">
            <text:p text:style-name="P7"/>
          </draw:image>
        </draw:frame>
        <draw:custom-shape draw:style-name="gr4" draw:text-style-name="P10" draw:layer="layout" svg:width="23.544cm" svg:height="1.511cm" svg:x="0.395cm" svg:y="0.573cm">
          <text:p text:style-name="P8"><text:span text:style-name="T63">Einstein A &amp; B coefficients: radiative processes</text:span><text:span text:style-name="T20"> </text:span></text:p>
          <draw:enhanced-geometry svg:viewBox="0 0 21600 21600" draw:type="rectangle" draw:enhanced-path="M 0 0 L 21600 0 21600 21600 0 21600 0 0 Z N"/>
        </draw:custom-shape>
        <draw:line draw:style-name="gr34" draw:text-style-name="P11" draw:layer="layout" svg:x1="0.785cm" svg:y1="6.315cm" svg:x2="7.1cm" svg:y2="6.315cm">
          <text:p text:style-name="P7"/>
        </draw:line>
        <draw:line draw:style-name="gr34" draw:text-style-name="P11" draw:layer="layout" svg:x1="0.75cm" svg:y1="3.175cm" svg:x2="7.064cm" svg:y2="3.175cm">
          <text:p text:style-name="P7"/>
        </draw:line>
        <draw:line draw:style-name="gr10" draw:text-style-name="P11" draw:layer="layout" svg:x1="2.037cm" svg:y1="3.175cm" svg:x2="2.037cm" svg:y2="6.315cm">
          <text:p text:style-name="P7"/>
        </draw:line>
        <draw:line draw:style-name="gr10" draw:text-style-name="P11" draw:layer="layout" svg:x1="3.501cm" svg:y1="3.175cm" svg:x2="3.501cm" svg:y2="6.315cm">
          <text:p text:style-name="P7"/>
        </draw:line>
        <draw:line draw:style-name="gr35" draw:text-style-name="P11" draw:layer="layout" svg:x1="5.689cm" svg:y1="6.315cm" svg:x2="5.689cm" svg:y2="3.175cm">
          <text:p text:style-name="P7"/>
        </draw:line>
        <draw:custom-shape draw:style-name="gr4" draw:text-style-name="P10" draw:layer="layout" svg:width="1.535cm" svg:height="1.348cm" svg:x="0.451cm" svg:y="4.771cm">
          <text:p text:style-name="P8"><text:span text:style-name="T27">A</text:span><text:span text:style-name="T64">ul</text:span></text:p>
          <draw:enhanced-geometry svg:viewBox="0 0 21600 21600" draw:type="rectangle" draw:enhanced-path="M 0 0 L 21600 0 21600 21600 0 21600 0 0 Z N"/>
        </draw:custom-shape>
        <draw:custom-shape draw:style-name="gr4" draw:text-style-name="P10" draw:layer="layout" svg:width="1.488cm" svg:height="1.348cm" svg:x="6.318cm" svg:y="4.771cm">
          <text:p text:style-name="P8"><text:span text:style-name="T26">B</text:span><text:span text:style-name="T65">lu</text:span></text:p>
          <draw:enhanced-geometry svg:viewBox="0 0 21600 21600" draw:type="rectangle" draw:enhanced-path="M 0 0 L 21600 0 21600 21600 0 21600 0 0 Z N"/>
        </draw:custom-shape>
        <draw:custom-shape draw:style-name="gr4" draw:text-style-name="P10" draw:layer="layout" svg:width="1.488cm" svg:height="1.348cm" svg:x="9.18cm" svg:y="5.08cm">
          <text:p text:style-name="P8"><text:span text:style-name="T26">B</text:span><text:span text:style-name="T65">lu</text:span></text:p>
          <draw:enhanced-geometry svg:viewBox="0 0 21600 21600" draw:type="rectangle" draw:enhanced-path="M 0 0 L 21600 0 21600 21600 0 21600 0 0 Z N"/>
        </draw:custom-shape>
        <draw:custom-shape draw:style-name="gr4" draw:text-style-name="P10" draw:layer="layout" svg:width="1.488cm" svg:height="1.348cm" svg:x="3.319cm" svg:y="4.771cm">
          <text:p text:style-name="P8"><text:span text:style-name="T27">B</text:span><text:span text:style-name="T64">ul</text:span></text:p>
          <draw:enhanced-geometry svg:viewBox="0 0 21600 21600" draw:type="rectangle" draw:enhanced-path="M 0 0 L 21600 0 21600 21600 0 21600 0 0 Z N"/>
        </draw:custom-shape>
        <draw:custom-shape draw:style-name="gr4" draw:text-style-name="P10" draw:layer="layout" svg:width="1.535cm" svg:height="1.348cm" svg:x="9.033cm" svg:y="2.54cm">
          <text:p text:style-name="P8"><text:span text:style-name="T27">A</text:span><text:span text:style-name="T64">ul</text:span></text:p>
          <draw:enhanced-geometry svg:viewBox="0 0 21600 21600" draw:type="rectangle" draw:enhanced-path="M 0 0 L 21600 0 21600 21600 0 21600 0 0 Z N"/>
        </draw:custom-shape>
        <draw:custom-shape draw:style-name="gr4" draw:text-style-name="P10" draw:layer="layout" svg:width="1.488cm" svg:height="1.348cm" svg:x="9.18cm" svg:y="3.81cm">
          <text:p text:style-name="P8"><text:span text:style-name="T27">B</text:span><text:span text:style-name="T64">ul</text:span></text:p>
          <draw:enhanced-geometry svg:viewBox="0 0 21600 21600" draw:type="rectangle" draw:enhanced-path="M 0 0 L 21600 0 21600 21600 0 21600 0 0 Z N"/>
        </draw:custom-shape>
        <draw:custom-shape draw:style-name="gr4" draw:text-style-name="P10" draw:layer="layout" svg:width="7.901cm" svg:height="1.214cm" svg:x="10.838cm" svg:y="2.54cm">
          <text:p text:style-name="P8"><text:span text:style-name="T14">- Spontaneous decay</text:span></text:p>
          <draw:enhanced-geometry svg:viewBox="0 0 21600 21600" draw:type="rectangle" draw:enhanced-path="M 0 0 L 21600 0 21600 21600 0 21600 0 0 Z N"/>
        </draw:custom-shape>
        <draw:custom-shape draw:style-name="gr4" draw:text-style-name="P10" draw:layer="layout" svg:width="12.757cm" svg:height="1.214cm" svg:x="10.787cm" svg:y="3.81cm">
          <text:p text:style-name="P8"><text:span text:style-name="T14">- <text:s/>Stimulated decay (prop to Flux)</text:span></text:p>
          <draw:enhanced-geometry svg:viewBox="0 0 21600 21600" draw:type="rectangle" draw:enhanced-path="M 0 0 L 21600 0 21600 21600 0 21600 0 0 Z N"/>
        </draw:custom-shape>
        <draw:custom-shape draw:style-name="gr4" draw:text-style-name="P10" draw:layer="layout" svg:width="10.987cm" svg:height="1.214cm" svg:x="10.724cm" svg:y="5.08cm">
          <text:p text:style-name="P8"><text:span text:style-name="T26">- <text:s/>Absrorption (prop to Flux)</text:span></text:p>
          <draw:enhanced-geometry svg:viewBox="0 0 21600 21600" draw:type="rectangle" draw:enhanced-path="M 0 0 L 21600 0 21600 21600 0 21600 0 0 Z N"/>
        </draw:custom-shape>
        <draw:custom-shape draw:style-name="gr4" draw:text-style-name="P10" draw:layer="layout" svg:width="0.984cm" svg:height="1.214cm" svg:x="7.06cm" svg:y="2.54cm">
          <text:p text:style-name="P8"><text:span text:style-name="T66">u</text:span></text:p>
          <draw:enhanced-geometry svg:viewBox="0 0 21600 21600" draw:type="rectangle" draw:enhanced-path="M 0 0 L 21600 0 21600 21600 0 21600 0 0 Z N"/>
        </draw:custom-shape>
        <draw:custom-shape draw:style-name="gr4" draw:text-style-name="P10" draw:layer="layout" svg:width="0.751cm" svg:height="1.214cm" svg:x="7.194cm" svg:y="5.927cm">
          <text:p text:style-name="P8"><text:span text:style-name="T66">l</text:span></text:p>
          <draw:enhanced-geometry svg:viewBox="0 0 21600 21600" draw:type="rectangle" draw:enhanced-path="M 0 0 L 21600 0 21600 21600 0 21600 0 0 Z N"/>
        </draw:custom-shape>
        <presentation:notes draw:style-name="dp2">
          <draw:page-thumbnail draw:layer="layout" svg:width="12.692cm" svg:height="9.517cm" svg:x="3.179cm" svg:y="1.909cm" draw:page-number="22"/>
          <draw:frame presentation:style-name="pr3" draw:text-style-name="P7" draw:layer="layout" svg:width="15.24cm" svg:height="11.432cm" svg:x="1.905cm" svg:y="12.065cm" presentation:class="notes" presentation:placeholder="true">
            <draw:text-box/>
          </draw:frame>
        </presentation:notes>
      </draw:page>
      <draw:page draw:name="page23" draw:style-name="dp3" draw:master-page-name="Default">
        <draw:custom-shape draw:style-name="gr4" draw:text-style-name="P10" draw:layer="layout" svg:width="15.762cm" svg:height="1.819cm" svg:x="2.116cm" svg:y="0.348cm">
          <text:p text:style-name="P8"><text:span text:style-name="T10"><text:s text:c="3"/></text:span><text:span text:style-name="T10">Ionization &amp; Excitation</text:span></text:p>
          <draw:enhanced-geometry svg:viewBox="0 0 21600 21600" draw:type="rectangle" draw:enhanced-path="M 0 0 L 21600 0 21600 21600 0 21600 0 0 Z N"/>
        </draw:custom-shape>
        <draw:custom-shape draw:style-name="gr1" draw:text-style-name="P10" draw:layer="layout" svg:width="23.918cm" svg:height="10.001cm" svg:x="1.482cm" svg:y="1.27cm">
          <text:list text:style-name="L7">
            <text:list-item>
              <text:p text:style-name="P8"><text:span text:style-name="T11"/></text:p>
            </text:list-item>
          </text:list>
          <text:list text:style-name="L8">
            <text:list-item>
              <text:p text:style-name="P8"><text:span text:style-name="T12"/></text:p>
            </text:list-item>
          </text:list>
          <text:list text:style-name="L7">
            <text:list-item>
              <text:p text:style-name="P9"><text:span text:style-name="T11"><text:s text:c="4"/></text:span><text:span text:style-name="T42">Radiation: <text:s text:c="3"/>R</text:span><text:span text:style-name="T67">r </text:span><text:span text:style-name="T42">= </text:span><text:span text:style-name="T68"></text:span><text:span text:style-name="T42"> I</text:span><text:span text:style-name="T67">rad</text:span></text:p>
            </text:list-item>
          </text:list>
          <text:list text:style-name="L12">
            <text:list-item>
              <text:p text:style-name="P8"><text:span text:style-name="T67"/></text:p>
            </text:list-item>
          </text:list>
          <text:list text:style-name="L7">
            <text:list-item>
              <text:p text:style-name="P8"><text:span text:style-name="T49"/></text:p>
            </text:list-item>
          </text:list>
          <text:list text:style-name="L7">
            <text:list-item>
              <text:p text:style-name="P9"><text:span text:style-name="T11"><text:s text:c="4"/></text:span><text:span text:style-name="T12">Collisions: <text:s text:c="4"/>R</text:span><text:span text:style-name="T43">c <text:s text:c="2"/></text:span><text:span text:style-name="T12">= n </text:span><text:span text:style-name="T69"></text:span><text:span text:style-name="T12"> &lt;v</text:span><text:span text:style-name="T43">thermal</text:span><text:span text:style-name="T12">&gt;</text:span></text:p>
            </text:list-item>
          </text:list>
          <text:list text:style-name="L8">
            <text:list-item>
              <text:p text:style-name="P8"><text:span text:style-name="T12"><text:s/></text:span></text:p>
            </text:list-item>
          </text:list>
          <draw:enhanced-geometry svg:viewBox="0 0 21600 21600" draw:type="rectangle" draw:enhanced-path="M 0 0 L 21600 0 21600 21600 0 21600 0 0 Z N"/>
        </draw:custom-shape>
        <draw:line draw:style-name="gr28" draw:text-style-name="P11" draw:layer="layout" svg:x1="4.657cm" svg:y1="10.795cm" svg:x2="17.886cm" svg:y2="10.795cm">
          <text:p text:style-name="P7"/>
        </draw:line>
        <draw:line draw:style-name="gr28" draw:text-style-name="P11" draw:layer="layout" svg:x1="4.657cm" svg:y1="14.817cm" svg:x2="17.886cm" svg:y2="14.817cm">
          <text:p text:style-name="P7"/>
        </draw:line>
        <draw:line draw:style-name="gr13" draw:text-style-name="P11" draw:layer="layout" svg:x1="5.927cm" svg:y1="14.816cm" svg:x2="5.927cm" svg:y2="11.429cm">
          <text:p text:style-name="P7"/>
        </draw:line>
        <draw:line draw:style-name="gr13" draw:text-style-name="P11" draw:layer="layout" svg:x1="7.62cm" svg:y1="10.795cm" svg:x2="7.62cm" svg:y2="14.182cm">
          <text:p text:style-name="P7"/>
        </draw:line>
        <draw:line draw:style-name="gr10" draw:text-style-name="P11" draw:layer="layout" svg:x1="14.182cm" svg:y1="10.795cm" svg:x2="14.182cm" svg:y2="14.182cm">
          <text:p text:style-name="P7"/>
        </draw:line>
        <draw:line draw:style-name="gr10" draw:text-style-name="P11" draw:layer="layout" svg:x1="12.488cm" svg:y1="14.816cm" svg:x2="12.488cm" svg:y2="11.429cm">
          <text:p text:style-name="P7"/>
        </draw:line>
        <draw:custom-shape draw:style-name="gr4" draw:text-style-name="P10" draw:layer="layout" svg:width="1.488cm" svg:height="1.348cm" svg:x="3.161cm" svg:y="13.238cm">
          <text:p text:style-name="P8"><text:span text:style-name="T30">B</text:span><text:span text:style-name="T32">lu</text:span></text:p>
          <draw:enhanced-geometry svg:viewBox="0 0 21600 21600" draw:type="rectangle" draw:enhanced-path="M 0 0 L 21600 0 21600 21600 0 21600 0 0 Z N"/>
        </draw:custom-shape>
        <draw:custom-shape draw:style-name="gr4" draw:text-style-name="P10" draw:layer="layout" svg:width="2.932cm" svg:height="1.348cm" svg:x="7.754cm" svg:y="11.007cm">
          <text:p text:style-name="P8"><text:span text:style-name="T30">A</text:span><text:span text:style-name="T32">ul</text:span><text:span text:style-name="T30">, B</text:span><text:span text:style-name="T32">ul</text:span></text:p>
          <draw:enhanced-geometry svg:viewBox="0 0 21600 21600" draw:type="rectangle" draw:enhanced-path="M 0 0 L 21600 0 21600 21600 0 21600 0 0 Z N"/>
        </draw:custom-shape>
        <draw:custom-shape draw:style-name="gr4" draw:text-style-name="P10" draw:layer="layout" svg:width="1.535cm" svg:height="1.348cm" svg:x="15.012cm" svg:y="11.333cm">
          <text:p text:style-name="P8"><text:span text:style-name="T27">C</text:span><text:span text:style-name="T64">ul</text:span></text:p>
          <draw:enhanced-geometry svg:viewBox="0 0 21600 21600" draw:type="rectangle" draw:enhanced-path="M 0 0 L 21600 0 21600 21600 0 21600 0 0 Z N"/>
        </draw:custom-shape>
        <draw:custom-shape draw:style-name="gr4" draw:text-style-name="P10" draw:layer="layout" svg:width="1.535cm" svg:height="1.348cm" svg:x="10.823cm" svg:y="13.123cm">
          <text:p text:style-name="P8"><text:span text:style-name="T27">C</text:span><text:span text:style-name="T64">lu</text:span></text:p>
          <draw:enhanced-geometry svg:viewBox="0 0 21600 21600" draw:type="rectangle" draw:enhanced-path="M 0 0 L 21600 0 21600 21600 0 21600 0 0 Z N"/>
        </draw:custom-shape>
        <draw:custom-shape draw:style-name="gr4" draw:text-style-name="P10" draw:layer="layout" svg:width="8.515cm" svg:height="1.348cm" svg:x="16.261cm" svg:y="8.89cm">
          <text:p text:style-name="P8"><text:span text:style-name="T5">V</text:span><text:span text:style-name="T70">thermal</text:span><text:span text:style-name="T5"> ~ (3 kT / 2 m)</text:span><text:span text:style-name="T36">1/2</text:span></text:p>
          <draw:enhanced-geometry svg:viewBox="0 0 21600 21600" draw:type="rectangle" draw:enhanced-path="M 0 0 L 21600 0 21600 21600 0 21600 0 0 Z N"/>
        </draw:custom-shape>
        <draw:custom-shape draw:style-name="gr4" draw:text-style-name="P10" draw:layer="layout" svg:width="6.729cm" svg:height="1.371cm" svg:x="15.946cm" svg:y="5.746cm">
          <text:p text:style-name="P8"><text:span text:style-name="T71"></text:span><text:span text:style-name="T9"> </text:span><text:span text:style-name="T9">= cross section</text:span><text:span text:style-name="T72"> </text:span></text:p>
          <draw:enhanced-geometry svg:viewBox="0 0 21600 21600" draw:type="rectangle" draw:enhanced-path="M 0 0 L 21600 0 21600 21600 0 21600 0 0 Z N"/>
        </draw:custom-shape>
        <presentation:notes draw:style-name="dp2">
          <draw:page-thumbnail draw:layer="layout" svg:width="12.692cm" svg:height="9.517cm" svg:x="3.179cm" svg:y="1.909cm" draw:page-number="23"/>
          <draw:frame presentation:style-name="pr3" draw:text-style-name="P7"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423 423" svg:d="m212 0 211 423-211-169-212 169z"/>
    <draw:marker draw:name="Arrowheads_20_10" draw:display-name="Arrowheads 10" svg:viewBox="0 0 210 210" svg:d="m105 0 105 210-105-84-105 84z"/>
    <draw:marker draw:name="Arrowheads_20_11" draw:display-name="Arrowheads 11" svg:viewBox="0 0 210 210" svg:d="m105 0 105 210-105-84-105 84z"/>
    <draw:marker draw:name="Arrowheads_20_12" draw:display-name="Arrowheads 12" svg:viewBox="0 0 210 210" svg:d="m105 0 105 210-105-84-105 84z"/>
    <draw:marker draw:name="Arrowheads_20_13" draw:display-name="Arrowheads 13" svg:viewBox="0 0 210 210" svg:d="m105 0 105 210-105-84-105 84z"/>
    <draw:marker draw:name="Arrowheads_20_14" draw:display-name="Arrowheads 14" svg:viewBox="0 0 210 210" svg:d="m105 0 105 210-105-84-105 84z"/>
    <draw:marker draw:name="Arrowheads_20_15" draw:display-name="Arrowheads 15" svg:viewBox="0 0 210 210" svg:d="m105 0 105 210-105-84-105 84z"/>
    <draw:marker draw:name="Arrowheads_20_2" draw:display-name="Arrowheads 2" svg:viewBox="0 0 210 210" svg:d="m105 0 105 210-105-84-105 84z"/>
    <draw:marker draw:name="Arrowheads_20_3" draw:display-name="Arrowheads 3" svg:viewBox="0 0 210 210" svg:d="m105 0 105 210-105-84-105 84z"/>
    <draw:marker draw:name="Arrowheads_20_4" draw:display-name="Arrowheads 4" svg:viewBox="0 0 210 210" svg:d="m105 0 105 210-105-84-105 84z"/>
    <draw:marker draw:name="Arrowheads_20_5" draw:display-name="Arrowheads 5" svg:viewBox="0 0 210 210" svg:d="m105 0 105 210-105-84-105 84z"/>
    <draw:marker draw:name="Arrowheads_20_6" draw:display-name="Arrowheads 6" svg:viewBox="0 0 210 210" svg:d="m105 0 105 210-105-84-105 84z"/>
    <draw:marker draw:name="Arrowheads_20_7" draw:display-name="Arrowheads 7" svg:viewBox="0 0 210 210" svg:d="m105 0 105 210-105-84-105 84z"/>
    <draw:marker draw:name="Arrowheads_20_8" draw:display-name="Arrowheads 8" svg:viewBox="0 0 210 210" svg:d="m105 0 105 210-105-84-105 84z"/>
    <draw:marker draw:name="Arrowheads_20_9" draw:display-name="Arrowheads 9" svg:viewBox="0 0 210 210" svg:d="m105 0 105 210-105-84-105 84z"/>
    <draw:marker draw:name="msArrowStealthEnd_20_5" draw:display-name="msArrowStealthEnd 5" svg:viewBox="0 0 213 213" svg:d="m107 0 106 213-106-85-107 85z"/>
    <draw:stroke-dash draw:name="Dash_20_2" draw:display-name="Dash 2" draw:style="rect" draw:dots2="1" draw:dots2-length="0.141cm" draw:distance="0.105cm"/>
    <draw:stroke-dash draw:name="Dash_20_3" draw:display-name="Dash 3" draw:style="rect" draw:dots1="1" draw:dots1-length="0.035cm" draw:distance="0.03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0000"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28cm" fo:padding-bottom="0.128cm" fo:padding-left="0.256cm" fo:padding-right="0.256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28cm" fo:padding-bottom="0.128cm" fo:padding-left="0.256cm" fo:padding-right="0.256cm" fo:wrap-option="no-wrap" draw:shadow="hidden" draw:shadow-color="#808080"/>
    </style:style>
    <style:style style:name="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28cm" fo:padding-bottom="0.128cm" fo:padding-left="0.256cm" fo:padding-right="0.256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text:style-name="P3"><text:span text:style-name="T1"><presentation:date-time/></text:span></text:p>
        </draw:text-box>
      </draw:frame>
      <draw:frame presentation:style-name="pr1" draw:text-style-name="P4" draw:layer="backgroundobjects" svg:width="8.044cm" svg:height="1.324cm" svg:x="8.678cm" svg:y="17.347cm" presentation:class="footer">
        <draw:text-box>
          <text:p text:style-name="P4"><text:span text:style-name="T1"><presentation:footer/></text:span></text:p>
        </draw:text-box>
      </draw:frame>
      <draw:frame presentation:style-name="pr1" draw:text-style-name="P5" draw:layer="backgroundobjects" svg:width="5.927cm" svg:height="1.324cm" svg:x="18.202cm" svg:y="17.347cm" presentation:class="page-number">
        <draw:text-box>
          <text:p text:style-name="P5"><text:span text:style-name="T1"><text:page-number>&lt;number&gt;</text:page-number></text:span></text:p>
        </draw:text-box>
      </draw:frame>
      <presentation:notes style:page-layout-name="PM0">
        <draw:rect draw:style-name="gr3" draw:text-style-name="P6" draw:layer="backgroundobjects" svg:width="19.05cm" svg:height="25.4cm" svg:x="0cm" svg:y="0cm">
          <text:p/>
        </draw:rect>
        <draw:frame presentation:style-name="pr2" draw:text-style-name="P3" draw:layer="backgroundobjects" svg:width="8.255cm" svg:height="1.271cm" svg:x="-0.001cm" svg:y="0cm" presentation:class="header">
          <draw:text-box>
            <text:p text:style-name="P3"><text:span text:style-name="T2"><presentation:header/></text:span></text:p>
          </draw:text-box>
        </draw:frame>
        <draw:frame presentation:style-name="pr2" draw:text-style-name="P5" draw:layer="backgroundobjects" svg:width="8.255cm" svg:height="1.271cm" svg:x="10.79cm" svg:y="0cm" presentation:class="date-time">
          <draw:text-box>
            <text:p text:style-name="P5"><text:span text:style-name="T2"><presentation:date-time/></text:span></text:p>
          </draw:text-box>
        </draw:frame>
        <draw:page-thumbnail presentation:style-name="Default-title" draw:layer="backgroundobjects" svg:width="12.692cm" svg:height="9.518cm" svg:x="3.179cm" svg:y="1.908cm" presentation:class="page"/>
        <draw:frame presentation:style-name="Default-notes" draw:layer="backgroundobjects" svg:width="15.24cm" svg:height="11.431cm" svg:x="1.905cm" svg:y="12.065cm" presentation:class="notes" presentation:placeholder="true">
          <draw:text-box/>
        </draw:frame>
        <draw:frame presentation:style-name="pr3" draw:text-style-name="P3" draw:layer="backgroundobjects" svg:width="8.255cm" svg:height="1.271cm" svg:x="-0.001cm" svg:y="24.125cm" presentation:class="footer">
          <draw:text-box>
            <text:p text:style-name="P3"><text:span text:style-name="T2"><presentation:footer/></text:span></text:p>
          </draw:text-box>
        </draw:frame>
        <draw:frame presentation:style-name="pr3" draw:text-style-name="P5" draw:layer="backgroundobjects" svg:width="8.255cm" svg:height="1.271cm" svg:x="10.79cm" svg:y="24.125cm" presentation:class="page-number">
          <draw:text-box>
            <text:p text:style-name="P5"><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Tuesday, September 12</dc:title>
    <meta:initial-creator>Adam</meta:initial-creator>
    <meta:creation-date>2007-09-06T18:48:39</meta:creation-date>
    <dc:creator>a g</dc:creator>
    <dc:date>2007-09-11T00:25:30</dc:date>
    <meta:print-date>2007-09-07T00:48:20</meta:print-date>
    <dc:language>en-US</dc:language>
    <meta:editing-cycles>6</meta:editing-cycles>
    <meta:editing-duration>PT8H18M58S</meta:editing-duration>
    <meta:user-defined meta:name="Info 1"/>
    <meta:user-defined meta:name="Info 2"/>
    <meta:user-defined meta:name="Info 3"/>
    <meta:user-defined meta:name="Info 4"/>
    <meta:document-statistic meta:object-count="252"/>
  </office:meta>
</office:document-meta>
</file>